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settings.xml" manifest:media-type="text/xml"/>
  <manifest:file-entry manifest:full-path="Thumbnails/thumbnail.png" manifest:media-type="image/png"/>
  <manifest:file-entry manifest:full-path="Object 3/meta.xml" manifest:media-type="text/xml"/>
  <manifest:file-entry manifest:full-path="Object 3/styles.xml" manifest:media-type="text/xml"/>
  <manifest:file-entry manifest:full-path="Object 3/content.xml" manifest:media-type="text/xml"/>
  <manifest:file-entry manifest:full-path="Object 3/" manifest:media-type="application/vnd.oasis.opendocument.chart"/>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852in"/>
    </style:style>
    <style:style style:name="co2" style:family="table-column">
      <style:table-column-properties fo:break-before="auto" style:column-width="0.8937in"/>
    </style:style>
    <style:style style:name="co3"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3311in" fo:break-before="auto" style:use-optimal-row-height="true"/>
    </style:style>
    <style:style style:name="ro3" style:family="table-row">
      <style:table-row-properties style:row-height="0.328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Liberation Sans"/>
    </style:style>
    <style:style style:name="ce2" style:family="table-cell" style:parent-style-name="Default">
      <style:table-cell-properties fo:wrap-option="wrap"/>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gr1" style:family="graphic">
      <style:graphic-properties draw:stroke="none" draw:fill="none" draw:textarea-horizontal-align="center" draw:textarea-vertical-align="middle" draw:ole-draw-aspect="1"/>
      <style:paragraph-properties fo:text-align="center"/>
    </style:style>
    <style:style style:name="gr2" style:family="graphic">
      <style:graphic-properties draw:stroke="none" draw:fill="none" draw:textarea-horizontal-align="center" draw:textarea-vertical-align="middle" draw:ole-draw-aspect="1"/>
      <style:paragraph-properties fo:text-align="center"/>
    </style:style>
    <style:style style:name="P1" style:family="paragraph">
      <loext:graphic-properties draw:fill="none"/>
      <style:paragraph-properties fo:text-align="center"/>
    </style:style>
    <style:style style:name="P2" style:family="paragraph">
      <style:paragraph-properties fo:text-align="center"/>
    </style:style>
    <style:style style:name="P3" style:family="paragraph">
      <loext:graphic-properties draw:fill="none"/>
      <style:paragraph-properties fo:text-align="center" style:writing-mode="lr-tb"/>
    </style:style>
  </office:automatic-styles>
  <office:body>
    <office:spreadsheet>
      <table:calculation-settings table:automatic-find-labels="false" table:use-regular-expressions="false" table:use-wildcards="true"/>
      <table:table table:name="ProbeGainMeasurements" table:style-name="ta1">
        <table:shapes>
          <draw:frame draw:z-index="0" draw:style-name="gr1" draw:text-style-name="P1" svg:width="6.2988in" svg:height="3.5429in" svg:x="0.2248in" svg:y="3.8067in">
            <draw:object draw:notify-on-update-of-ranges="ProbeGainMeasurements.A6:ProbeGainMeasurements.A19 ProbeGainMeasurements.A3:ProbeGainMeasurements.A3 ProbeGainMeasurements.B6:ProbeGainMeasurements.B17 ProbeGainMeasurements.X6:ProbeGainMeasurements.X18 ProbeGainMeasurements.X3:ProbeGainMeasurements.X3 ProbeGainMeasurements.Y6:ProbeGainMeasurements.Y18 ProbeGainMeasurements.AA6:ProbeGainMeasurements.AA19 ProbeGainMeasurements.AA3:ProbeGainMeasurements.AA3 ProbeGainMeasurements.AB6:ProbeGainMeasurements.AB19 ProbeGainMeasurements.Q6:ProbeGainMeasurements.Q18 ProbeGainMeasurements.Q3:ProbeGainMeasurements.Q3 ProbeGainMeasurements.R6:ProbeGainMeasurements.R18 ProbeGainMeasurements.U6:ProbeGainMeasurements.U19 ProbeGainMeasurements.U3:ProbeGainMeasurements.U3 ProbeGainMeasurements.V6:ProbeGainMeasurements.V19 ProbeGainMeasurements.J6:ProbeGainMeasurements.J19 ProbeGainMeasurements.N3:ProbeGainMeasurements.N3 ProbeGainMeasurements.K6:ProbeGainMeasurements.K19 ProbeGainMeasurements.J6:ProbeGainMeasurements.J19 ProbeGainMeasurements.J3:ProbeGainMeasurements.J3 ProbeGainMeasurements.K6:ProbeGainMeasurements.K19 ProbeGainMeasurements.D6:ProbeGainMeasurements.D19 ProbeGainMeasurements.D3:ProbeGainMeasurements.D3 ProbeGainMeasurements.E6:ProbeGainMeasurements.E19 ProbeGainMeasurements.G6:ProbeGainMeasurements.G18 ProbeGainMeasurements.G3:ProbeGainMeasurements.G3 ProbeGainMeasurements.H6:ProbeGainMeasurements.H18" xlink:href="./Object 1" xlink:type="simple" xlink:show="embed" xlink:actuate="onLoad">
              <loext:p/>
            </draw:object>
            <draw:image xlink:href="./ObjectReplacements/Object 1" xlink:type="simple" xlink:show="embed" xlink:actuate="onLoad"/>
          </draw:frame>
          <draw:frame draw:z-index="1" draw:style-name="gr1" draw:text-style-name="P1" svg:width="6.2988in" svg:height="3.5429in" svg:x="8.563in" svg:y="5.828in">
            <draw:object draw:notify-on-update-of-ranges="ProbeGainMeasurements.AA6:ProbeGainMeasurements.AA19 ProbeGainMeasurements.AA3:ProbeGainMeasurements.AA3 ProbeGainMeasurements.AB6:ProbeGainMeasurements.AB19 ProbeGainMeasurements.D6:ProbeGainMeasurements.D19 ProbeGainMeasurements.D3:ProbeGainMeasurements.D3 ProbeGainMeasurements.E6:ProbeGainMeasurements.E19" xlink:href="./Object 2" xlink:type="simple" xlink:show="embed" xlink:actuate="onLoad">
              <loext:p/>
            </draw:object>
            <draw:image xlink:href="./ObjectReplacements/Object 2" xlink:type="simple" xlink:show="embed" xlink:actuate="onLoad"/>
          </draw:frame>
          <draw:frame draw:z-index="2" draw:style-name="gr2" draw:text-style-name="P3" svg:width="14.6539in" svg:height="7.7953in" svg:x="1.1197in" svg:y="10.2465in">
            <draw:object draw:notify-on-update-of-ranges="ProbeGainMeasurements.J6:ProbeGainMeasurements.J19 ProbeGainMeasurements.L6:ProbeGainMeasurements.L19 ProbeGainMeasurements.Q6:ProbeGainMeasurements.Q18 ProbeGainMeasurements.S6:ProbeGainMeasurements.S18" xlink:href="./Object 3" xlink:type="simple" xlink:show="embed" xlink:actuate="onLoad">
              <loext:p text:style-name="P2">
                <text:s/>
                <text:tab/>
              </loext:p>
            </draw:object>
            <draw:image xlink:href="./ObjectReplacements/Object 3" xlink:type="simple" xlink:show="embed" xlink:actuate="onLoad"/>
          </draw:frame>
        </table:shapes>
        <table:table-column table:style-name="co1" table:number-columns-repeated="9" table:default-cell-style-name="ce1"/>
        <table:table-column table:style-name="co2" table:default-cell-style-name="ce1"/>
        <table:table-column table:style-name="co1" table:number-columns-repeated="1016" table:default-cell-style-name="ce1"/>
        <table:table-row table:style-name="ro1">
          <table:table-cell office:value-type="string" calcext:value-type="string">
            <text:p>Test Setup:</text:p>
          </table:table-cell>
          <table:table-cell office:value-type="string" calcext:value-type="string">
            <text:p>Revision 2 Board</text:p>
          </table:table-cell>
          <table:table-cell office:value-type="string" calcext:value-type="string">
            <text:p>20mVPP from Keysight 33210A in high impedance output mode</text:p>
          </table:table-cell>
          <table:table-cell office:value-type="string" calcext:value-type="string">
            <text:p>Keysight Ouptut divided by resistor divider 22k and 1k</text:p>
          </table:table-cell>
          <table:table-cell office:value-type="string" calcext:value-type="string">
            <text:p>Signal Swept from 10Hz-20KHz</text:p>
          </table:table-cell>
          <table:table-cell office:value-type="string" calcext:value-type="string">
            <text:p>Output read from Keysight 2022A FFT in dB</text:p>
          </table:table-cell>
          <table:table-cell table:number-columns-repeated="1020"/>
        </table:table-row>
        <table:table-row table:style-name="ro1">
          <table:table-cell table:number-columns-repeated="1026"/>
        </table:table-row>
        <table:table-row table:style-name="ro2">
          <table:table-cell office:value-type="string" calcext:value-type="string">
            <text:p>Board 4</text:p>
          </table:table-cell>
          <table:table-cell office:value-type="string" calcext:value-type="string">
            <text:p>Now Dead. 823 is sinking current through negative rail, Something wrong with an internal amplifier it seems like, it doesn’t have the same ohm measurement between out pin and gain pin</text:p>
          </table:table-cell>
          <table:table-cell/>
          <table:table-cell office:value-type="string" calcext:value-type="string">
            <text:p>Board 3</text:p>
          </table:table-cell>
          <table:table-cell table:number-columns-repeated="2"/>
          <table:table-cell office:value-type="string" calcext:value-type="string">
            <text:p>Board 2</text:p>
          </table:table-cell>
          <table:table-cell table:number-columns-repeated="2"/>
          <table:table-cell table:style-name="ce2" office:value-type="string" calcext:value-type="string">
            <text:p>Rev 1 Board 1</text:p>
          </table:table-cell>
          <table:table-cell table:style-name="ce3"/>
          <table:table-cell table:number-columns-repeated="2"/>
          <table:table-cell table:style-name="ce4" office:value-type="string" calcext:value-type="string">
            <text:p>Rev 1 Board 2</text:p>
          </table:table-cell>
          <table:table-cell table:style-name="ce5"/>
          <table:table-cell/>
          <table:table-cell table:style-name="ce4" office:value-type="string" calcext:value-type="string">
            <text:p>Board 7</text:p>
          </table:table-cell>
          <table:table-cell table:style-name="ce5" office:value-type="string" calcext:value-type="string">
            <text:p>Using 11.1V batteries</text:p>
          </table:table-cell>
          <table:table-cell table:style-name="ce5" table:number-columns-repeated="2"/>
          <table:table-cell table:style-name="ce4" office:value-type="string" calcext:value-type="string">
            <text:p>Board 6</text:p>
          </table:table-cell>
          <table:table-cell table:style-name="ce5" office:value-type="string" calcext:value-type="string">
            <text:p>Using 11.1V batteries</text:p>
          </table:table-cell>
          <table:table-cell table:style-name="ce5"/>
          <table:table-cell table:style-name="ce4" office:value-type="string" calcext:value-type="string">
            <text:p>Board 5</text:p>
          </table:table-cell>
          <table:table-cell table:style-name="ce5" office:value-type="string" calcext:value-type="string">
            <text:p>Using 11.1V batteries</text:p>
          </table:table-cell>
          <table:table-cell table:style-name="ce5"/>
          <table:table-cell table:style-name="ce4" office:value-type="string" calcext:value-type="string">
            <text:p>Board 3 03/27/24</text:p>
          </table:table-cell>
          <table:table-cell table:style-name="ce5" office:value-type="string" calcext:value-type="string">
            <text:p>Using 11.1V batteries</text:p>
          </table:table-cell>
          <table:table-cell table:number-columns-repeated="998"/>
        </table:table-row>
        <table:table-row table:style-name="ro1">
          <table:table-cell table:number-columns-repeated="9"/>
          <table:table-cell table:style-name="ce3" table:number-columns-repeated="2"/>
          <table:table-cell table:number-columns-repeated="2"/>
          <table:table-cell table:style-name="ce5" table:number-columns-repeated="2"/>
          <table:table-cell/>
          <table:table-cell table:style-name="ce5" table:number-columns-repeated="12"/>
          <table:table-cell table:number-columns-repeated="998"/>
        </table:table-row>
        <table:table-row table:style-name="ro3">
          <table:table-cell office:value-type="string" calcext:value-type="string">
            <text:p>Frequency</text:p>
          </table:table-cell>
          <table:table-cell office:value-type="string" calcext:value-type="string">
            <text:p>Magnitude (dBV)</text:p>
          </table:table-cell>
          <table:table-cell/>
          <table:table-cell office:value-type="string" calcext:value-type="string">
            <text:p>Frequency</text:p>
          </table:table-cell>
          <table:table-cell office:value-type="string" calcext:value-type="string">
            <text:p>Magnitude (dBV)</text:p>
          </table:table-cell>
          <table:table-cell/>
          <table:table-cell office:value-type="string" calcext:value-type="string">
            <text:p>Frequency</text:p>
          </table:table-cell>
          <table:table-cell office:value-type="string" calcext:value-type="string">
            <text:p>Magnitude (dBV)</text:p>
          </table:table-cell>
          <table:table-cell/>
          <table:table-cell table:style-name="ce2" office:value-type="string" calcext:value-type="string">
            <text:p>Frequency</text:p>
          </table:table-cell>
          <table:table-cell table:style-name="ce2" office:value-type="string" calcext:value-type="string">
            <text:p>Magnitude (dBV)</text:p>
          </table:table-cell>
          <table:table-cell office:value-type="string" calcext:value-type="string">
            <text:p>Magnitude (dB)</text:p>
          </table:table-cell>
          <table:table-cell/>
          <table:table-cell table:style-name="ce4" office:value-type="string" calcext:value-type="string">
            <text:p>Frequency</text:p>
          </table:table-cell>
          <table:table-cell table:style-name="ce4" office:value-type="string" calcext:value-type="string">
            <text:p>Magnitude (dBV)</text:p>
          </table:table-cell>
          <table:table-cell/>
          <table:table-cell table:style-name="ce4" office:value-type="string" calcext:value-type="string">
            <text:p>Frequency</text:p>
          </table:table-cell>
          <table:table-cell table:style-name="ce4" office:value-type="string" calcext:value-type="string">
            <text:p>Magnitude (dBV)</text:p>
          </table:table-cell>
          <table:table-cell office:value-type="string" calcext:value-type="string">
            <text:p>Magnitude (dB)</text:p>
          </table:table-cell>
          <table:table-cell/>
          <table:table-cell table:style-name="ce4" office:value-type="string" calcext:value-type="string">
            <text:p>Frequency</text:p>
          </table:table-cell>
          <table:table-cell table:style-name="ce4" office:value-type="string" calcext:value-type="string">
            <text:p>Magnitude (dBV)</text:p>
          </table:table-cell>
          <table:table-cell table:style-name="ce5"/>
          <table:table-cell table:style-name="ce4" office:value-type="string" calcext:value-type="string">
            <text:p>Frequency</text:p>
          </table:table-cell>
          <table:table-cell table:style-name="ce4" office:value-type="string" calcext:value-type="string">
            <text:p>Magnitude (dBV)</text:p>
          </table:table-cell>
          <table:table-cell table:style-name="ce5"/>
          <table:table-cell table:style-name="ce4" office:value-type="string" calcext:value-type="string">
            <text:p>Frequency</text:p>
          </table:table-cell>
          <table:table-cell table:style-name="ce4" office:value-type="string" calcext:value-type="string">
            <text:p>Magnitude (dBV)</text:p>
          </table:table-cell>
          <table:table-cell table:number-columns-repeated="998"/>
        </table:table-row>
        <table:table-row table:style-name="ro1">
          <table:table-cell office:value-type="float" office:value="110" calcext:value-type="float">
            <text:p>110</text:p>
          </table:table-cell>
          <table:table-cell office:value-type="float" office:value="-9.2" calcext:value-type="float">
            <text:p>-9.2</text:p>
          </table:table-cell>
          <table:table-cell/>
          <table:table-cell office:value-type="float" office:value="150" calcext:value-type="float">
            <text:p>150</text:p>
          </table:table-cell>
          <table:table-cell office:value-type="float" office:value="-7.1" calcext:value-type="float">
            <text:p>-7.1</text:p>
          </table:table-cell>
          <table:table-cell/>
          <table:table-cell office:value-type="float" office:value="110" calcext:value-type="float">
            <text:p>110</text:p>
          </table:table-cell>
          <table:table-cell office:value-type="float" office:value="-6.8" calcext:value-type="float">
            <text:p>-6.8</text:p>
          </table:table-cell>
          <table:table-cell/>
          <table:table-cell table:style-name="ce2" office:value-type="float" office:value="110" calcext:value-type="float">
            <text:p>110</text:p>
          </table:table-cell>
          <table:table-cell table:style-name="ce2" office:value-type="float" office:value="-7.5" calcext:value-type="float">
            <text:p>-7.5</text:p>
          </table:table-cell>
          <table:table-cell table:formula="of:=20*LOG10((SQRT(2)*10^([.K6]/20))/(0.01*1000/23000))" office:value-type="float" office:value="62.7448566769917" calcext:value-type="float">
            <text:p>62.7448566769917</text:p>
          </table:table-cell>
          <table:table-cell/>
          <table:table-cell table:style-name="ce4" office:value-type="float" office:value="110" calcext:value-type="float">
            <text:p>110</text:p>
          </table:table-cell>
          <table:table-cell table:style-name="ce4" office:value-type="float" office:value="-7.5" calcext:value-type="float">
            <text:p>-7.5</text:p>
          </table:table-cell>
          <table:table-cell/>
          <table:table-cell table:style-name="ce4" office:value-type="float" office:value="100" calcext:value-type="float">
            <text:p>100</text:p>
          </table:table-cell>
          <table:table-cell table:style-name="ce4" office:value-type="float" office:value="-7.1" calcext:value-type="float">
            <text:p>-7.1</text:p>
          </table:table-cell>
          <table:table-cell table:formula="of:=20*LOG10((SQRT(2)*10^([.R6]/20))/(0.01*1000/23000))" office:value-type="float" office:value="63.1448566769917" calcext:value-type="float">
            <text:p>63.1448566769917</text:p>
          </table:table-cell>
          <table:table-cell/>
          <table:table-cell table:style-name="ce4" office:value-type="float" office:value="100" calcext:value-type="float">
            <text:p>100</text:p>
          </table:table-cell>
          <table:table-cell table:style-name="ce4" office:value-type="float" office:value="-7.2" calcext:value-type="float">
            <text:p>-7.2</text:p>
          </table:table-cell>
          <table:table-cell table:style-name="ce5"/>
          <table:table-cell table:style-name="ce4" office:value-type="float" office:value="100" calcext:value-type="float">
            <text:p>100</text:p>
          </table:table-cell>
          <table:table-cell table:style-name="ce4" office:value-type="float" office:value="-7.1" calcext:value-type="float">
            <text:p>-7.1</text:p>
          </table:table-cell>
          <table:table-cell table:style-name="ce5"/>
          <table:table-cell table:style-name="ce4" office:value-type="float" office:value="100" calcext:value-type="float">
            <text:p>100</text:p>
          </table:table-cell>
          <table:table-cell table:style-name="ce4" office:value-type="float" office:value="-7.1" calcext:value-type="float">
            <text:p>-7.1</text:p>
          </table:table-cell>
          <table:table-cell table:number-columns-repeated="998"/>
        </table:table-row>
        <table:table-row table:style-name="ro1">
          <table:table-cell office:value-type="float" office:value="150" calcext:value-type="float">
            <text:p>150</text:p>
          </table:table-cell>
          <table:table-cell office:value-type="float" office:value="-9.5" calcext:value-type="float">
            <text:p>-9.5</text:p>
          </table:table-cell>
          <table:table-cell/>
          <table:table-cell office:value-type="float" office:value="190" calcext:value-type="float">
            <text:p>190</text:p>
          </table:table-cell>
          <table:table-cell office:value-type="float" office:value="-7.1" calcext:value-type="float">
            <text:p>-7.1</text:p>
          </table:table-cell>
          <table:table-cell/>
          <table:table-cell office:value-type="float" office:value="150" calcext:value-type="float">
            <text:p>150</text:p>
          </table:table-cell>
          <table:table-cell office:value-type="float" office:value="-7" calcext:value-type="float">
            <text:p>-7</text:p>
          </table:table-cell>
          <table:table-cell/>
          <table:table-cell table:style-name="ce2" office:value-type="float" office:value="150" calcext:value-type="float">
            <text:p>150</text:p>
          </table:table-cell>
          <table:table-cell table:style-name="ce2" office:value-type="float" office:value="-7.7" calcext:value-type="float">
            <text:p>-7.7</text:p>
          </table:table-cell>
          <table:table-cell table:formula="of:=20*LOG10((SQRT(2)*10^([.K7]/20))/(0.01*1000/23000))" office:value-type="float" office:value="62.5448566769917" calcext:value-type="float">
            <text:p>62.5448566769917</text:p>
          </table:table-cell>
          <table:table-cell/>
          <table:table-cell table:style-name="ce4" office:value-type="float" office:value="150" calcext:value-type="float">
            <text:p>150</text:p>
          </table:table-cell>
          <table:table-cell table:style-name="ce4" office:value-type="float" office:value="-7.7" calcext:value-type="float">
            <text:p>-7.7</text:p>
          </table:table-cell>
          <table:table-cell/>
          <table:table-cell table:style-name="ce4" office:value-type="float" office:value="122" calcext:value-type="float">
            <text:p>122</text:p>
          </table:table-cell>
          <table:table-cell table:style-name="ce4" office:value-type="float" office:value="-7.1" calcext:value-type="float">
            <text:p>-7.1</text:p>
          </table:table-cell>
          <table:table-cell table:formula="of:=20*LOG10((SQRT(2)*10^([.R7]/20))/(0.01*1000/23000))" office:value-type="float" office:value="63.1448566769917" calcext:value-type="float">
            <text:p>63.1448566769917</text:p>
          </table:table-cell>
          <table:table-cell/>
          <table:table-cell table:style-name="ce4" office:value-type="float" office:value="259" calcext:value-type="float">
            <text:p>259</text:p>
          </table:table-cell>
          <table:table-cell table:style-name="ce4" office:value-type="float" office:value="-7.1" calcext:value-type="float">
            <text:p>-7.1</text:p>
          </table:table-cell>
          <table:table-cell table:style-name="ce5"/>
          <table:table-cell table:style-name="ce4" office:value-type="float" office:value="229" calcext:value-type="float">
            <text:p>229</text:p>
          </table:table-cell>
          <table:table-cell table:style-name="ce4" office:value-type="float" office:value="-7" calcext:value-type="float">
            <text:p>-7</text:p>
          </table:table-cell>
          <table:table-cell table:style-name="ce5"/>
          <table:table-cell table:style-name="ce4" office:value-type="float" office:value="427" calcext:value-type="float">
            <text:p>427</text:p>
          </table:table-cell>
          <table:table-cell table:style-name="ce4" office:value-type="float" office:value="-7.1" calcext:value-type="float">
            <text:p>-7.1</text:p>
          </table:table-cell>
          <table:table-cell table:number-columns-repeated="998"/>
        </table:table-row>
        <table:table-row table:style-name="ro1">
          <table:table-cell office:value-type="float" office:value="230" calcext:value-type="float">
            <text:p>230</text:p>
          </table:table-cell>
          <table:table-cell office:value-type="float" office:value="-9.3" calcext:value-type="float">
            <text:p>-9.3</text:p>
          </table:table-cell>
          <table:table-cell/>
          <table:table-cell office:value-type="float" office:value="310" calcext:value-type="float">
            <text:p>310</text:p>
          </table:table-cell>
          <table:table-cell office:value-type="float" office:value="-7.1" calcext:value-type="float">
            <text:p>-7.1</text:p>
          </table:table-cell>
          <table:table-cell/>
          <table:table-cell office:value-type="float" office:value="340" calcext:value-type="float">
            <text:p>340</text:p>
          </table:table-cell>
          <table:table-cell office:value-type="float" office:value="-7" calcext:value-type="float">
            <text:p>-7</text:p>
          </table:table-cell>
          <table:table-cell/>
          <table:table-cell table:style-name="ce2" office:value-type="float" office:value="230" calcext:value-type="float">
            <text:p>230</text:p>
          </table:table-cell>
          <table:table-cell table:style-name="ce2" office:value-type="float" office:value="-7.6" calcext:value-type="float">
            <text:p>-7.6</text:p>
          </table:table-cell>
          <table:table-cell table:formula="of:=20*LOG10((SQRT(2)*10^([.K8]/20))/(0.01*1000/23000))" office:value-type="float" office:value="62.6448566769917" calcext:value-type="float">
            <text:p>62.6448566769917</text:p>
          </table:table-cell>
          <table:table-cell/>
          <table:table-cell table:style-name="ce4" office:value-type="float" office:value="230" calcext:value-type="float">
            <text:p>230</text:p>
          </table:table-cell>
          <table:table-cell table:style-name="ce4" office:value-type="float" office:value="-7.5" calcext:value-type="float">
            <text:p>-7.5</text:p>
          </table:table-cell>
          <table:table-cell/>
          <table:table-cell table:style-name="ce4" office:value-type="float" office:value="244" calcext:value-type="float">
            <text:p>244</text:p>
          </table:table-cell>
          <table:table-cell table:style-name="ce4" office:value-type="float" office:value="-7" calcext:value-type="float">
            <text:p>-7</text:p>
          </table:table-cell>
          <table:table-cell table:formula="of:=20*LOG10((SQRT(2)*10^([.R8]/20))/(0.01*1000/23000))" office:value-type="float" office:value="63.2448566769917" calcext:value-type="float">
            <text:p>63.2448566769917</text:p>
          </table:table-cell>
          <table:table-cell/>
          <table:table-cell table:style-name="ce4" office:value-type="float" office:value="633" calcext:value-type="float">
            <text:p>633</text:p>
          </table:table-cell>
          <table:table-cell table:style-name="ce4" office:value-type="float" office:value="-7.2" calcext:value-type="float">
            <text:p>-7.2</text:p>
          </table:table-cell>
          <table:table-cell table:style-name="ce5"/>
          <table:table-cell table:style-name="ce4" office:value-type="float" office:value="389" calcext:value-type="float">
            <text:p>389</text:p>
          </table:table-cell>
          <table:table-cell table:style-name="ce4" office:value-type="float" office:value="-7.1" calcext:value-type="float">
            <text:p>-7.1</text:p>
          </table:table-cell>
          <table:table-cell table:style-name="ce5"/>
          <table:table-cell table:style-name="ce4" office:value-type="float" office:value="710" calcext:value-type="float">
            <text:p>710</text:p>
          </table:table-cell>
          <table:table-cell table:style-name="ce4" office:value-type="float" office:value="-7.3" calcext:value-type="float">
            <text:p>-7.3</text:p>
          </table:table-cell>
          <table:table-cell table:number-columns-repeated="998"/>
        </table:table-row>
        <table:table-row table:style-name="ro1">
          <table:table-cell office:value-type="float" office:value="340" calcext:value-type="float">
            <text:p>340</text:p>
          </table:table-cell>
          <table:table-cell office:value-type="float" office:value="-9.5" calcext:value-type="float">
            <text:p>-9.5</text:p>
          </table:table-cell>
          <table:table-cell/>
          <table:table-cell office:value-type="float" office:value="420" calcext:value-type="float">
            <text:p>420</text:p>
          </table:table-cell>
          <table:table-cell office:value-type="float" office:value="-7.1" calcext:value-type="float">
            <text:p>-7.1</text:p>
          </table:table-cell>
          <table:table-cell/>
          <table:table-cell office:value-type="float" office:value="690" calcext:value-type="float">
            <text:p>690</text:p>
          </table:table-cell>
          <table:table-cell office:value-type="float" office:value="-7.2" calcext:value-type="float">
            <text:p>-7.2</text:p>
          </table:table-cell>
          <table:table-cell/>
          <table:table-cell table:style-name="ce2" office:value-type="float" office:value="340" calcext:value-type="float">
            <text:p>340</text:p>
          </table:table-cell>
          <table:table-cell table:style-name="ce2" office:value-type="float" office:value="-7.8" calcext:value-type="float">
            <text:p>-7.8</text:p>
          </table:table-cell>
          <table:table-cell table:formula="of:=20*LOG10((SQRT(2)*10^([.K9]/20))/(0.01*1000/23000))" office:value-type="float" office:value="62.4448566769917" calcext:value-type="float">
            <text:p>62.4448566769917</text:p>
          </table:table-cell>
          <table:table-cell/>
          <table:table-cell table:style-name="ce4" office:value-type="float" office:value="340" calcext:value-type="float">
            <text:p>340</text:p>
          </table:table-cell>
          <table:table-cell table:style-name="ce4" office:value-type="float" office:value="-7.8" calcext:value-type="float">
            <text:p>-7.8</text:p>
          </table:table-cell>
          <table:table-cell/>
          <table:table-cell table:style-name="ce4" office:value-type="float" office:value="580" calcext:value-type="float">
            <text:p>580</text:p>
          </table:table-cell>
          <table:table-cell table:style-name="ce4" office:value-type="float" office:value="-7.1" calcext:value-type="float">
            <text:p>-7.1</text:p>
          </table:table-cell>
          <table:table-cell table:formula="of:=20*LOG10((SQRT(2)*10^([.R9]/20))/(0.01*1000/23000))" office:value-type="float" office:value="63.1448566769917" calcext:value-type="float">
            <text:p>63.1448566769917</text:p>
          </table:table-cell>
          <table:table-cell/>
          <table:table-cell table:style-name="ce4" office:value-type="float" office:value="1404" calcext:value-type="float">
            <text:p>1404</text:p>
          </table:table-cell>
          <table:table-cell table:style-name="ce4" office:value-type="float" office:value="-7.2" calcext:value-type="float">
            <text:p>-7.2</text:p>
          </table:table-cell>
          <table:table-cell table:style-name="ce5"/>
          <table:table-cell table:style-name="ce4" office:value-type="float" office:value="786" calcext:value-type="float">
            <text:p>786</text:p>
          </table:table-cell>
          <table:table-cell table:style-name="ce4" office:value-type="float" office:value="-7.4" calcext:value-type="float">
            <text:p>-7.4</text:p>
          </table:table-cell>
          <table:table-cell table:style-name="ce5"/>
          <table:table-cell table:style-name="ce4" office:value-type="float" office:value="984" calcext:value-type="float">
            <text:p>984</text:p>
          </table:table-cell>
          <table:table-cell table:style-name="ce4" office:value-type="float" office:value="-7.6" calcext:value-type="float">
            <text:p>-7.6</text:p>
          </table:table-cell>
          <table:table-cell table:number-columns-repeated="998"/>
        </table:table-row>
        <table:table-row table:style-name="ro1">
          <table:table-cell office:value-type="float" office:value="460" calcext:value-type="float">
            <text:p>460</text:p>
          </table:table-cell>
          <table:table-cell office:value-type="float" office:value="-9.6" calcext:value-type="float">
            <text:p>-9.6</text:p>
          </table:table-cell>
          <table:table-cell/>
          <table:table-cell office:value-type="float" office:value="610" calcext:value-type="float">
            <text:p>610</text:p>
          </table:table-cell>
          <table:table-cell office:value-type="float" office:value="-7.3" calcext:value-type="float">
            <text:p>-7.3</text:p>
          </table:table-cell>
          <table:table-cell/>
          <table:table-cell office:value-type="float" office:value="990" calcext:value-type="float">
            <text:p>990</text:p>
          </table:table-cell>
          <table:table-cell office:value-type="float" office:value="-7.5" calcext:value-type="float">
            <text:p>-7.5</text:p>
          </table:table-cell>
          <table:table-cell/>
          <table:table-cell table:style-name="ce2" office:value-type="float" office:value="690" calcext:value-type="float">
            <text:p>690</text:p>
          </table:table-cell>
          <table:table-cell table:style-name="ce2" office:value-type="float" office:value="-7.9" calcext:value-type="float">
            <text:p>-7.9</text:p>
          </table:table-cell>
          <table:table-cell table:formula="of:=20*LOG10((SQRT(2)*10^([.K10]/20))/(0.01*1000/23000))" office:value-type="float" office:value="62.3448566769917" calcext:value-type="float">
            <text:p>62.3448566769917</text:p>
          </table:table-cell>
          <table:table-cell/>
          <table:table-cell table:style-name="ce4" office:value-type="float" office:value="460" calcext:value-type="float">
            <text:p>460</text:p>
          </table:table-cell>
          <table:table-cell table:style-name="ce4" office:value-type="float" office:value="-7.8" calcext:value-type="float">
            <text:p>-7.8</text:p>
          </table:table-cell>
          <table:table-cell/>
          <table:table-cell table:style-name="ce4" office:value-type="float" office:value="1579" calcext:value-type="float">
            <text:p>1579</text:p>
          </table:table-cell>
          <table:table-cell table:style-name="ce4" office:value-type="float" office:value="-7.2" calcext:value-type="float">
            <text:p>-7.2</text:p>
          </table:table-cell>
          <table:table-cell table:formula="of:=20*LOG10((SQRT(2)*10^([.R10]/20))/(0.01*1000/23000))" office:value-type="float" office:value="63.0448566769917" calcext:value-type="float">
            <text:p>63.0448566769917</text:p>
          </table:table-cell>
          <table:table-cell/>
          <table:table-cell table:style-name="ce4" office:value-type="float" office:value="2785" calcext:value-type="float">
            <text:p>2785</text:p>
          </table:table-cell>
          <table:table-cell table:style-name="ce4" office:value-type="float" office:value="-7" calcext:value-type="float">
            <text:p>-7</text:p>
          </table:table-cell>
          <table:table-cell table:style-name="ce5"/>
          <table:table-cell table:style-name="ce4" office:value-type="float" office:value="1480" calcext:value-type="float">
            <text:p>1480</text:p>
          </table:table-cell>
          <table:table-cell table:style-name="ce4" office:value-type="float" office:value="-8.1" calcext:value-type="float">
            <text:p>-8.1</text:p>
          </table:table-cell>
          <table:table-cell table:style-name="ce5"/>
          <table:table-cell table:style-name="ce4" office:value-type="float" office:value="1434" calcext:value-type="float">
            <text:p>1434</text:p>
          </table:table-cell>
          <table:table-cell table:style-name="ce4" office:value-type="float" office:value="-8.1" calcext:value-type="float">
            <text:p>-8.1</text:p>
          </table:table-cell>
          <table:table-cell table:number-columns-repeated="998"/>
        </table:table-row>
        <table:table-row table:style-name="ro1">
          <table:table-cell office:value-type="float" office:value="950" calcext:value-type="float">
            <text:p>950</text:p>
          </table:table-cell>
          <table:table-cell office:value-type="float" office:value="-10.2" calcext:value-type="float">
            <text:p>-10.2</text:p>
          </table:table-cell>
          <table:table-cell/>
          <table:table-cell office:value-type="float" office:value="880" calcext:value-type="float">
            <text:p>880</text:p>
          </table:table-cell>
          <table:table-cell office:value-type="float" office:value="-7.5" calcext:value-type="float">
            <text:p>-7.5</text:p>
          </table:table-cell>
          <table:table-cell/>
          <table:table-cell office:value-type="float" office:value="1410" calcext:value-type="float">
            <text:p>1410</text:p>
          </table:table-cell>
          <table:table-cell office:value-type="float" office:value="-8.1" calcext:value-type="float">
            <text:p>-8.1</text:p>
          </table:table-cell>
          <table:table-cell/>
          <table:table-cell table:style-name="ce2" office:value-type="float" office:value="990" calcext:value-type="float">
            <text:p>990</text:p>
          </table:table-cell>
          <table:table-cell table:style-name="ce2" office:value-type="float" office:value="-8.4" calcext:value-type="float">
            <text:p>-8.4</text:p>
          </table:table-cell>
          <table:table-cell table:formula="of:=20*LOG10((SQRT(2)*10^([.K11]/20))/(0.01*1000/23000))" office:value-type="float" office:value="61.8448566769917" calcext:value-type="float">
            <text:p>61.8448566769917</text:p>
          </table:table-cell>
          <table:table-cell/>
          <table:table-cell table:style-name="ce4" office:value-type="float" office:value="690" calcext:value-type="float">
            <text:p>690</text:p>
          </table:table-cell>
          <table:table-cell table:style-name="ce4" office:value-type="float" office:value="-8" calcext:value-type="float">
            <text:p>-8</text:p>
          </table:table-cell>
          <table:table-cell/>
          <table:table-cell table:style-name="ce4" office:value-type="float" office:value="3326" calcext:value-type="float">
            <text:p>3326</text:p>
          </table:table-cell>
          <table:table-cell table:style-name="ce4" office:value-type="float" office:value="-6.9" calcext:value-type="float">
            <text:p>-6.9</text:p>
          </table:table-cell>
          <table:table-cell table:formula="of:=20*LOG10((SQRT(2)*10^([.R11]/20))/(0.01*1000/23000))" office:value-type="float" office:value="63.3448566769917" calcext:value-type="float">
            <text:p>63.3448566769917</text:p>
          </table:table-cell>
          <table:table-cell/>
          <table:table-cell table:style-name="ce4" office:value-type="float" office:value="3998" calcext:value-type="float">
            <text:p>3998</text:p>
          </table:table-cell>
          <table:table-cell table:style-name="ce4" office:value-type="float" office:value="-6.8" calcext:value-type="float">
            <text:p>-6.8</text:p>
          </table:table-cell>
          <table:table-cell table:style-name="ce5"/>
          <table:table-cell table:style-name="ce4" office:value-type="float" office:value="2602" calcext:value-type="float">
            <text:p>2602</text:p>
          </table:table-cell>
          <table:table-cell table:style-name="ce4" office:value-type="float" office:value="-9.6" calcext:value-type="float">
            <text:p>-9.6</text:p>
          </table:table-cell>
          <table:table-cell table:style-name="ce5"/>
          <table:table-cell table:style-name="ce4" office:value-type="float" office:value="1862" calcext:value-type="float">
            <text:p>1862</text:p>
          </table:table-cell>
          <table:table-cell table:style-name="ce4" office:value-type="float" office:value="-8.8" calcext:value-type="float">
            <text:p>-8.8</text:p>
          </table:table-cell>
          <table:table-cell table:number-columns-repeated="998"/>
        </table:table-row>
        <table:table-row table:style-name="ro1">
          <table:table-cell office:value-type="float" office:value="1410" calcext:value-type="float">
            <text:p>1410</text:p>
          </table:table-cell>
          <table:table-cell office:value-type="float" office:value="-10.7" calcext:value-type="float">
            <text:p>-10.7</text:p>
          </table:table-cell>
          <table:table-cell/>
          <table:table-cell office:value-type="float" office:value="1260" calcext:value-type="float">
            <text:p>1260</text:p>
          </table:table-cell>
          <table:table-cell office:value-type="float" office:value="-8" calcext:value-type="float">
            <text:p>-8</text:p>
          </table:table-cell>
          <table:table-cell/>
          <table:table-cell office:value-type="float" office:value="2020" calcext:value-type="float">
            <text:p>2020</text:p>
          </table:table-cell>
          <table:table-cell office:value-type="float" office:value="-9.1" calcext:value-type="float">
            <text:p>-9.1</text:p>
          </table:table-cell>
          <table:table-cell/>
          <table:table-cell table:style-name="ce2" office:value-type="float" office:value="1410" calcext:value-type="float">
            <text:p>1410</text:p>
          </table:table-cell>
          <table:table-cell table:style-name="ce2" office:value-type="float" office:value="-8.8" calcext:value-type="float">
            <text:p>-8.8</text:p>
          </table:table-cell>
          <table:table-cell table:formula="of:=20*LOG10((SQRT(2)*10^([.K12]/20))/(0.01*1000/23000))" office:value-type="float" office:value="61.4448566769917" calcext:value-type="float">
            <text:p>61.4448566769917</text:p>
          </table:table-cell>
          <table:table-cell/>
          <table:table-cell table:style-name="ce4" office:value-type="float" office:value="950" calcext:value-type="float">
            <text:p>950</text:p>
          </table:table-cell>
          <table:table-cell table:style-name="ce4" office:value-type="float" office:value="-8.2" calcext:value-type="float">
            <text:p>-8.2</text:p>
          </table:table-cell>
          <table:table-cell/>
          <table:table-cell table:style-name="ce4" office:value-type="float" office:value="5142" calcext:value-type="float">
            <text:p>5142</text:p>
          </table:table-cell>
          <table:table-cell table:style-name="ce4" office:value-type="float" office:value="-6.7" calcext:value-type="float">
            <text:p>-6.7</text:p>
          </table:table-cell>
          <table:table-cell table:formula="of:=20*LOG10((SQRT(2)*10^([.R12]/20))/(0.01*1000/23000))" office:value-type="float" office:value="63.5448566769917" calcext:value-type="float">
            <text:p>63.5448566769917</text:p>
          </table:table-cell>
          <table:table-cell/>
          <table:table-cell table:style-name="ce4" office:value-type="float" office:value="4746" calcext:value-type="float">
            <text:p>4746</text:p>
          </table:table-cell>
          <table:table-cell table:style-name="ce4" office:value-type="float" office:value="-6.7" calcext:value-type="float">
            <text:p>-6.7</text:p>
          </table:table-cell>
          <table:table-cell table:style-name="ce5"/>
          <table:table-cell table:style-name="ce4" office:value-type="float" office:value="4105" calcext:value-type="float">
            <text:p>4105</text:p>
          </table:table-cell>
          <table:table-cell table:style-name="ce4" office:value-type="float" office:value="-11.7" calcext:value-type="float">
            <text:p>-11.7</text:p>
          </table:table-cell>
          <table:table-cell table:style-name="ce5"/>
          <table:table-cell table:style-name="ce4" office:value-type="float" office:value="2228" calcext:value-type="float">
            <text:p>2228</text:p>
          </table:table-cell>
          <table:table-cell table:style-name="ce4" office:value-type="float" office:value="-9.3" calcext:value-type="float">
            <text:p>-9.3</text:p>
          </table:table-cell>
          <table:table-cell table:number-columns-repeated="998"/>
        </table:table-row>
        <table:table-row table:style-name="ro1">
          <table:table-cell office:value-type="float" office:value="2020" calcext:value-type="float">
            <text:p>2020</text:p>
          </table:table-cell>
          <table:table-cell office:value-type="float" office:value="-11.6" calcext:value-type="float">
            <text:p>-11.6</text:p>
          </table:table-cell>
          <table:table-cell/>
          <table:table-cell office:value-type="float" office:value="1790" calcext:value-type="float">
            <text:p>1790</text:p>
          </table:table-cell>
          <table:table-cell office:value-type="float" office:value="-8.9" calcext:value-type="float">
            <text:p>-8.9</text:p>
          </table:table-cell>
          <table:table-cell/>
          <table:table-cell office:value-type="float" office:value="2940" calcext:value-type="float">
            <text:p>2940</text:p>
          </table:table-cell>
          <table:table-cell office:value-type="float" office:value="-10.5" calcext:value-type="float">
            <text:p>-10.5</text:p>
          </table:table-cell>
          <table:table-cell/>
          <table:table-cell table:style-name="ce2" office:value-type="float" office:value="2020" calcext:value-type="float">
            <text:p>2020</text:p>
          </table:table-cell>
          <table:table-cell table:style-name="ce2" office:value-type="float" office:value="-9.6" calcext:value-type="float">
            <text:p>-9.6</text:p>
          </table:table-cell>
          <table:table-cell table:formula="of:=20*LOG10((SQRT(2)*10^([.K13]/20))/(0.01*1000/23000))" office:value-type="float" office:value="60.6448566769917" calcext:value-type="float">
            <text:p>60.6448566769917</text:p>
          </table:table-cell>
          <table:table-cell/>
          <table:table-cell table:style-name="ce4" office:value-type="float" office:value="1410" calcext:value-type="float">
            <text:p>1410</text:p>
          </table:table-cell>
          <table:table-cell table:style-name="ce4" office:value-type="float" office:value="-8.8" calcext:value-type="float">
            <text:p>-8.8</text:p>
          </table:table-cell>
          <table:table-cell/>
          <table:table-cell table:style-name="ce4" office:value-type="float" office:value="8530" calcext:value-type="float">
            <text:p>8530</text:p>
          </table:table-cell>
          <table:table-cell table:style-name="ce4" office:value-type="float" office:value="-6.9" calcext:value-type="float">
            <text:p>-6.9</text:p>
          </table:table-cell>
          <table:table-cell table:formula="of:=20*LOG10((SQRT(2)*10^([.R13]/20))/(0.01*1000/23000))" office:value-type="float" office:value="63.3448566769917" calcext:value-type="float">
            <text:p>63.3448566769917</text:p>
          </table:table-cell>
          <table:table-cell/>
          <table:table-cell table:style-name="ce4" office:value-type="float" office:value="5837" calcext:value-type="float">
            <text:p>5837</text:p>
          </table:table-cell>
          <table:table-cell table:style-name="ce4" office:value-type="float" office:value="-6.6" calcext:value-type="float">
            <text:p>-6.6</text:p>
          </table:table-cell>
          <table:table-cell table:style-name="ce5"/>
          <table:table-cell table:style-name="ce4" office:value-type="float" office:value="5676" calcext:value-type="float">
            <text:p>5676</text:p>
          </table:table-cell>
          <table:table-cell table:style-name="ce4" office:value-type="float" office:value="-13.6" calcext:value-type="float">
            <text:p>-13.6</text:p>
          </table:table-cell>
          <table:table-cell table:style-name="ce5"/>
          <table:table-cell table:style-name="ce4" office:value-type="float" office:value="3609" calcext:value-type="float">
            <text:p>3609</text:p>
          </table:table-cell>
          <table:table-cell table:style-name="ce4" office:value-type="float" office:value="-11.3" calcext:value-type="float">
            <text:p>-11.3</text:p>
          </table:table-cell>
          <table:table-cell table:number-columns-repeated="998"/>
        </table:table-row>
        <table:table-row table:style-name="ro1">
          <table:table-cell office:value-type="float" office:value="4120" calcext:value-type="float">
            <text:p>4120</text:p>
          </table:table-cell>
          <table:table-cell office:value-type="float" office:value="-14.8" calcext:value-type="float">
            <text:p>-14.8</text:p>
          </table:table-cell>
          <table:table-cell/>
          <table:table-cell office:value-type="float" office:value="2590" calcext:value-type="float">
            <text:p>2590</text:p>
          </table:table-cell>
          <table:table-cell office:value-type="float" office:value="-10.2" calcext:value-type="float">
            <text:p>-10.2</text:p>
          </table:table-cell>
          <table:table-cell/>
          <table:table-cell office:value-type="float" office:value="4200" calcext:value-type="float">
            <text:p>4200</text:p>
          </table:table-cell>
          <table:table-cell office:value-type="float" office:value="-12.3" calcext:value-type="float">
            <text:p>-12.3</text:p>
          </table:table-cell>
          <table:table-cell/>
          <table:table-cell table:style-name="ce2" office:value-type="float" office:value="2900" calcext:value-type="float">
            <text:p>2900</text:p>
          </table:table-cell>
          <table:table-cell table:style-name="ce2" office:value-type="float" office:value="-11.1" calcext:value-type="float">
            <text:p>-11.1</text:p>
          </table:table-cell>
          <table:table-cell table:formula="of:=20*LOG10((SQRT(2)*10^([.K14]/20))/(0.01*1000/23000))" office:value-type="float" office:value="59.1448566769917" calcext:value-type="float">
            <text:p>59.1448566769917</text:p>
          </table:table-cell>
          <table:table-cell/>
          <table:table-cell table:style-name="ce4" office:value-type="float" office:value="1980" calcext:value-type="float">
            <text:p>1980</text:p>
          </table:table-cell>
          <table:table-cell table:style-name="ce4" office:value-type="float" office:value="-9.8" calcext:value-type="float">
            <text:p>-9.8</text:p>
          </table:table-cell>
          <table:table-cell/>
          <table:table-cell table:style-name="ce4" office:value-type="float" office:value="11795" calcext:value-type="float">
            <text:p>11795</text:p>
          </table:table-cell>
          <table:table-cell table:style-name="ce4" office:value-type="float" office:value="-7.7" calcext:value-type="float">
            <text:p>-7.7</text:p>
          </table:table-cell>
          <table:table-cell table:formula="of:=20*LOG10((SQRT(2)*10^([.R14]/20))/(0.01*1000/23000))" office:value-type="float" office:value="62.5448566769917" calcext:value-type="float">
            <text:p>62.5448566769917</text:p>
          </table:table-cell>
          <table:table-cell/>
          <table:table-cell table:style-name="ce4" office:value-type="float" office:value="7202" calcext:value-type="float">
            <text:p>7202</text:p>
          </table:table-cell>
          <table:table-cell table:style-name="ce4" office:value-type="float" office:value="-6.7" calcext:value-type="float">
            <text:p>-6.7</text:p>
          </table:table-cell>
          <table:table-cell table:style-name="ce5"/>
          <table:table-cell table:style-name="ce4" office:value-type="float" office:value="8324" calcext:value-type="float">
            <text:p>8324</text:p>
          </table:table-cell>
          <table:table-cell table:style-name="ce4" office:value-type="float" office:value="-16.5" calcext:value-type="float">
            <text:p>-16.5</text:p>
          </table:table-cell>
          <table:table-cell table:style-name="ce5"/>
          <table:table-cell table:style-name="ce4" office:value-type="float" office:value="6065" calcext:value-type="float">
            <text:p>6065</text:p>
          </table:table-cell>
          <table:table-cell table:style-name="ce4" office:value-type="float" office:value="-14.5" calcext:value-type="float">
            <text:p>-14.5</text:p>
          </table:table-cell>
          <table:table-cell table:number-columns-repeated="998"/>
        </table:table-row>
        <table:table-row table:style-name="ro1">
          <table:table-cell office:value-type="float" office:value="5910" calcext:value-type="float">
            <text:p>5910</text:p>
          </table:table-cell>
          <table:table-cell office:value-type="float" office:value="-17.4" calcext:value-type="float">
            <text:p>-17.4</text:p>
          </table:table-cell>
          <table:table-cell/>
          <table:table-cell office:value-type="float" office:value="5340" calcext:value-type="float">
            <text:p>5340</text:p>
          </table:table-cell>
          <table:table-cell office:value-type="float" office:value="-14.3" calcext:value-type="float">
            <text:p>-14.3</text:p>
          </table:table-cell>
          <table:table-cell/>
          <table:table-cell office:value-type="float" office:value="6030" calcext:value-type="float">
            <text:p>6030</text:p>
          </table:table-cell>
          <table:table-cell office:value-type="float" office:value="-14.8" calcext:value-type="float">
            <text:p>-14.8</text:p>
          </table:table-cell>
          <table:table-cell/>
          <table:table-cell table:style-name="ce2" office:value-type="float" office:value="4160" calcext:value-type="float">
            <text:p>4160</text:p>
          </table:table-cell>
          <table:table-cell table:style-name="ce2" office:value-type="float" office:value="-13" calcext:value-type="float">
            <text:p>-13</text:p>
          </table:table-cell>
          <table:table-cell table:formula="of:=20*LOG10((SQRT(2)*10^([.K15]/20))/(0.01*1000/23000))" office:value-type="float" office:value="57.2448566769917" calcext:value-type="float">
            <text:p>57.2448566769917</text:p>
          </table:table-cell>
          <table:table-cell/>
          <table:table-cell table:style-name="ce4" office:value-type="float" office:value="2900" calcext:value-type="float">
            <text:p>2900</text:p>
          </table:table-cell>
          <table:table-cell table:style-name="ce4" office:value-type="float" office:value="-11.1" calcext:value-type="float">
            <text:p>-11.1</text:p>
          </table:table-cell>
          <table:table-cell/>
          <table:table-cell table:style-name="ce4" office:value-type="float" office:value="13733" calcext:value-type="float">
            <text:p>13733</text:p>
          </table:table-cell>
          <table:table-cell table:style-name="ce4" office:value-type="float" office:value="-8.3" calcext:value-type="float">
            <text:p>-8.3</text:p>
          </table:table-cell>
          <table:table-cell table:formula="of:=20*LOG10((SQRT(2)*10^([.R15]/20))/(0.01*1000/23000))" office:value-type="float" office:value="61.9448566769917" calcext:value-type="float">
            <text:p>61.9448566769917</text:p>
          </table:table-cell>
          <table:table-cell/>
          <table:table-cell table:style-name="ce4" office:value-type="float" office:value="9056" calcext:value-type="float">
            <text:p>9056</text:p>
          </table:table-cell>
          <table:table-cell table:style-name="ce4" office:value-type="float" office:value="-7" calcext:value-type="float">
            <text:p>-7</text:p>
          </table:table-cell>
          <table:table-cell table:style-name="ce5"/>
          <table:table-cell table:style-name="ce4" office:value-type="float" office:value="9621" calcext:value-type="float">
            <text:p>9621</text:p>
          </table:table-cell>
          <table:table-cell table:style-name="ce4" office:value-type="float" office:value="-17.9" calcext:value-type="float">
            <text:p>-17.9</text:p>
          </table:table-cell>
          <table:table-cell table:style-name="ce5"/>
          <table:table-cell table:style-name="ce4" office:value-type="float" office:value="8118" calcext:value-type="float">
            <text:p>8118</text:p>
          </table:table-cell>
          <table:table-cell table:style-name="ce4" office:value-type="float" office:value="-16.8" calcext:value-type="float">
            <text:p>-16.8</text:p>
          </table:table-cell>
          <table:table-cell table:number-columns-repeated="998"/>
        </table:table-row>
        <table:table-row table:style-name="ro1">
          <table:table-cell office:value-type="float" office:value="8540" calcext:value-type="float">
            <text:p>8540</text:p>
          </table:table-cell>
          <table:table-cell office:value-type="float" office:value="-20.1" calcext:value-type="float">
            <text:p>-20.1</text:p>
          </table:table-cell>
          <table:table-cell/>
          <table:table-cell office:value-type="float" office:value="7710" calcext:value-type="float">
            <text:p>7710</text:p>
          </table:table-cell>
          <table:table-cell office:value-type="float" office:value="-17.1" calcext:value-type="float">
            <text:p>-17.1</text:p>
          </table:table-cell>
          <table:table-cell/>
          <table:table-cell office:value-type="float" office:value="8660" calcext:value-type="float">
            <text:p>8660</text:p>
          </table:table-cell>
          <table:table-cell office:value-type="float" office:value="-17.6" calcext:value-type="float">
            <text:p>-17.6</text:p>
          </table:table-cell>
          <table:table-cell/>
          <table:table-cell table:style-name="ce2" office:value-type="float" office:value="5990" calcext:value-type="float">
            <text:p>5990</text:p>
          </table:table-cell>
          <table:table-cell table:style-name="ce2" office:value-type="float" office:value="-15.4" calcext:value-type="float">
            <text:p>-15.4</text:p>
          </table:table-cell>
          <table:table-cell table:formula="of:=20*LOG10((SQRT(2)*10^([.K16]/20))/(0.01*1000/23000))" office:value-type="float" office:value="54.8448566769917" calcext:value-type="float">
            <text:p>54.8448566769917</text:p>
          </table:table-cell>
          <table:table-cell/>
          <table:table-cell table:style-name="ce4" office:value-type="float" office:value="4160" calcext:value-type="float">
            <text:p>4160</text:p>
          </table:table-cell>
          <table:table-cell table:style-name="ce4" office:value-type="float" office:value="-13" calcext:value-type="float">
            <text:p>-13</text:p>
          </table:table-cell>
          <table:table-cell/>
          <table:table-cell table:style-name="ce4" office:value-type="float" office:value="16556" calcext:value-type="float">
            <text:p>16556</text:p>
          </table:table-cell>
          <table:table-cell table:style-name="ce4" office:value-type="float" office:value="-9.2" calcext:value-type="float">
            <text:p>-9.2</text:p>
          </table:table-cell>
          <table:table-cell table:formula="of:=20*LOG10((SQRT(2)*10^([.R16]/20))/(0.01*1000/23000))" office:value-type="float" office:value="61.0448566769917" calcext:value-type="float">
            <text:p>61.0448566769917</text:p>
          </table:table-cell>
          <table:table-cell/>
          <table:table-cell table:style-name="ce4" office:value-type="float" office:value="12489" calcext:value-type="float">
            <text:p>12489</text:p>
          </table:table-cell>
          <table:table-cell table:style-name="ce4" office:value-type="float" office:value="-7.9" calcext:value-type="float">
            <text:p>-7.9</text:p>
          </table:table-cell>
          <table:table-cell table:style-name="ce5"/>
          <table:table-cell table:style-name="ce4" office:value-type="float" office:value="13275" calcext:value-type="float">
            <text:p>13275</text:p>
          </table:table-cell>
          <table:table-cell table:style-name="ce4" office:value-type="float" office:value="-21.3" calcext:value-type="float">
            <text:p>-21.3</text:p>
          </table:table-cell>
          <table:table-cell table:style-name="ce5"/>
          <table:table-cell table:style-name="ce4" office:value-type="float" office:value="10544" calcext:value-type="float">
            <text:p>10544</text:p>
          </table:table-cell>
          <table:table-cell table:style-name="ce4" office:value-type="float" office:value="-19.3" calcext:value-type="float">
            <text:p>-19.3</text:p>
          </table:table-cell>
          <table:table-cell table:number-columns-repeated="998"/>
        </table:table-row>
        <table:table-row table:style-name="ro1">
          <table:table-cell office:value-type="float" office:value="12250" calcext:value-type="float">
            <text:p>12250</text:p>
          </table:table-cell>
          <table:table-cell office:value-type="float" office:value="-23.1" calcext:value-type="float">
            <text:p>-23.1</text:p>
          </table:table-cell>
          <table:table-cell/>
          <table:table-cell office:value-type="float" office:value="11100" calcext:value-type="float">
            <text:p>11100</text:p>
          </table:table-cell>
          <table:table-cell office:value-type="float" office:value="-20.2" calcext:value-type="float">
            <text:p>-20.2</text:p>
          </table:table-cell>
          <table:table-cell/>
          <table:table-cell office:value-type="float" office:value="12440" calcext:value-type="float">
            <text:p>12440</text:p>
          </table:table-cell>
          <table:table-cell office:value-type="float" office:value="-20.5" calcext:value-type="float">
            <text:p>-20.5</text:p>
          </table:table-cell>
          <table:table-cell/>
          <table:table-cell table:style-name="ce2" office:value-type="float" office:value="8620" calcext:value-type="float">
            <text:p>8620</text:p>
          </table:table-cell>
          <table:table-cell table:style-name="ce2" office:value-type="float" office:value="-18.4" calcext:value-type="float">
            <text:p>-18.4</text:p>
          </table:table-cell>
          <table:table-cell table:formula="of:=20*LOG10((SQRT(2)*10^([.K17]/20))/(0.01*1000/23000))" office:value-type="float" office:value="51.8448566769917" calcext:value-type="float">
            <text:p>51.8448566769917</text:p>
          </table:table-cell>
          <table:table-cell/>
          <table:table-cell table:style-name="ce4" office:value-type="float" office:value="5950" calcext:value-type="float">
            <text:p>5950</text:p>
          </table:table-cell>
          <table:table-cell table:style-name="ce4" office:value-type="float" office:value="-15.4" calcext:value-type="float">
            <text:p>-15.4</text:p>
          </table:table-cell>
          <table:table-cell/>
          <table:table-cell table:style-name="ce4" office:value-type="float" office:value="18219" calcext:value-type="float">
            <text:p>18219</text:p>
          </table:table-cell>
          <table:table-cell table:style-name="ce4" office:value-type="float" office:value="-9.7" calcext:value-type="float">
            <text:p>-9.7</text:p>
          </table:table-cell>
          <table:table-cell table:formula="of:=20*LOG10((SQRT(2)*10^([.R17]/20))/(0.01*1000/23000))" office:value-type="float" office:value="60.5448566769917" calcext:value-type="float">
            <text:p>60.5448566769917</text:p>
          </table:table-cell>
          <table:table-cell/>
          <table:table-cell table:style-name="ce4" office:value-type="float" office:value="14046" calcext:value-type="float">
            <text:p>14046</text:p>
          </table:table-cell>
          <table:table-cell table:style-name="ce4" office:value-type="float" office:value="-8.3" calcext:value-type="float">
            <text:p>-8.3</text:p>
          </table:table-cell>
          <table:table-cell table:style-name="ce5"/>
          <table:table-cell table:style-name="ce4" office:value-type="float" office:value="16594" calcext:value-type="float">
            <text:p>16594</text:p>
          </table:table-cell>
          <table:table-cell table:style-name="ce4" office:value-type="float" office:value="-23.9" calcext:value-type="float">
            <text:p>-23.9</text:p>
          </table:table-cell>
          <table:table-cell table:style-name="ce5"/>
          <table:table-cell table:style-name="ce4" office:value-type="float" office:value="12222" calcext:value-type="float">
            <text:p>12222</text:p>
          </table:table-cell>
          <table:table-cell table:style-name="ce4" office:value-type="float" office:value="-20.9" calcext:value-type="float">
            <text:p>-20.9</text:p>
          </table:table-cell>
          <table:table-cell table:number-columns-repeated="998"/>
        </table:table-row>
        <table:table-row table:style-name="ro1">
          <table:table-cell table:number-columns-repeated="3"/>
          <table:table-cell office:value-type="float" office:value="15910" calcext:value-type="float">
            <text:p>15910</text:p>
          </table:table-cell>
          <table:table-cell office:value-type="float" office:value="-23.1" calcext:value-type="float">
            <text:p>-23.1</text:p>
          </table:table-cell>
          <table:table-cell/>
          <table:table-cell office:value-type="float" office:value="17850" calcext:value-type="float">
            <text:p>17850</text:p>
          </table:table-cell>
          <table:table-cell office:value-type="float" office:value="-23.6" calcext:value-type="float">
            <text:p>-23.6</text:p>
          </table:table-cell>
          <table:table-cell/>
          <table:table-cell table:style-name="ce2" office:value-type="float" office:value="12400" calcext:value-type="float">
            <text:p>12400</text:p>
          </table:table-cell>
          <table:table-cell table:style-name="ce2" office:value-type="float" office:value="-21.2" calcext:value-type="float">
            <text:p>-21.2</text:p>
          </table:table-cell>
          <table:table-cell table:formula="of:=20*LOG10((SQRT(2)*10^([.K18]/20))/(0.01*1000/23000))" office:value-type="float" office:value="49.0448566769917" calcext:value-type="float">
            <text:p>49.0448566769917</text:p>
          </table:table-cell>
          <table:table-cell/>
          <table:table-cell table:style-name="ce4" office:value-type="float" office:value="8580" calcext:value-type="float">
            <text:p>8580</text:p>
          </table:table-cell>
          <table:table-cell table:style-name="ce4" office:value-type="float" office:value="-18.3" calcext:value-type="float">
            <text:p>-18.3</text:p>
          </table:table-cell>
          <table:table-cell/>
          <table:table-cell table:style-name="ce4" office:value-type="float" office:value="19402" calcext:value-type="float">
            <text:p>19402</text:p>
          </table:table-cell>
          <table:table-cell table:style-name="ce4" office:value-type="float" office:value="-10.1" calcext:value-type="float">
            <text:p>-10.1</text:p>
          </table:table-cell>
          <table:table-cell table:formula="of:=20*LOG10((SQRT(2)*10^([.R18]/20))/(0.01*1000/23000))" office:value-type="float" office:value="60.1448566769917" calcext:value-type="float">
            <text:p>60.1448566769917</text:p>
          </table:table-cell>
          <table:table-cell/>
          <table:table-cell table:style-name="ce4" office:value-type="float" office:value="15778" calcext:value-type="float">
            <text:p>15778</text:p>
          </table:table-cell>
          <table:table-cell table:style-name="ce4" office:value-type="float" office:value="-8.8" calcext:value-type="float">
            <text:p>-8.8</text:p>
          </table:table-cell>
          <table:table-cell table:style-name="ce5"/>
          <table:table-cell table:style-name="ce4" office:value-type="float" office:value="19234" calcext:value-type="float">
            <text:p>19234</text:p>
          </table:table-cell>
          <table:table-cell table:style-name="ce4" office:value-type="float" office:value="-25.7" calcext:value-type="float">
            <text:p>-25.7</text:p>
          </table:table-cell>
          <table:table-cell table:style-name="ce5"/>
          <table:table-cell table:style-name="ce4" office:value-type="float" office:value="15450" calcext:value-type="float">
            <text:p>15450</text:p>
          </table:table-cell>
          <table:table-cell table:style-name="ce4" office:value-type="float" office:value="-23.5" calcext:value-type="float">
            <text:p>-23.5</text:p>
          </table:table-cell>
          <table:table-cell table:number-columns-repeated="998"/>
        </table:table-row>
        <table:table-row table:style-name="ro1">
          <table:table-cell table:number-columns-repeated="3"/>
          <table:table-cell office:value-type="float" office:value="19680" calcext:value-type="float">
            <text:p>19680</text:p>
          </table:table-cell>
          <table:table-cell office:value-type="float" office:value="-25" calcext:value-type="float">
            <text:p>-25</text:p>
          </table:table-cell>
          <table:table-cell table:number-columns-repeated="4"/>
          <table:table-cell table:style-name="ce2" office:value-type="float" office:value="17780" calcext:value-type="float">
            <text:p>17780</text:p>
          </table:table-cell>
          <table:table-cell table:style-name="ce2" office:value-type="float" office:value="-24.4" calcext:value-type="float">
            <text:p>-24.4</text:p>
          </table:table-cell>
          <table:table-cell table:formula="of:=20*LOG10((SQRT(2)*10^([.K19]/20))/(0.01*1000/23000))" office:value-type="float" office:value="45.8448566769917" calcext:value-type="float">
            <text:p>45.8448566769917</text:p>
          </table:table-cell>
          <table:table-cell/>
          <table:table-cell table:style-name="ce4" office:value-type="float" office:value="12320" calcext:value-type="float">
            <text:p>12320</text:p>
          </table:table-cell>
          <table:table-cell table:style-name="ce4" office:value-type="float" office:value="-21.3" calcext:value-type="float">
            <text:p>-21.3</text:p>
          </table:table-cell>
          <table:table-cell/>
          <table:table-cell table:style-name="ce5" table:number-columns-repeated="2"/>
          <table:table-cell table:formula="of:=20*LOG10((SQRT(2)*10^([.R19]/20))/(0.01*1000/23000))" office:value-type="float" office:value="70.2448566769917" calcext:value-type="float">
            <text:p>70.2448566769917</text:p>
          </table:table-cell>
          <table:table-cell/>
          <table:table-cell table:style-name="ce4" office:value-type="float" office:value="17700" calcext:value-type="float">
            <text:p>17700</text:p>
          </table:table-cell>
          <table:table-cell table:style-name="ce4" office:value-type="float" office:value="-9.5" calcext:value-type="float">
            <text:p>-9.5</text:p>
          </table:table-cell>
          <table:table-cell table:style-name="ce5" table:number-columns-repeated="4"/>
          <table:table-cell table:style-name="ce4" office:value-type="float" office:value="18806" calcext:value-type="float">
            <text:p>18806</text:p>
          </table:table-cell>
          <table:table-cell table:style-name="ce4" office:value-type="float" office:value="-26" calcext:value-type="float">
            <text:p>-26</text:p>
          </table:table-cell>
          <table:table-cell table:number-columns-repeated="998"/>
        </table:table-row>
        <table:table-row table:style-name="ro1">
          <table:table-cell table:number-columns-repeated="13"/>
          <table:table-cell table:style-name="ce4" office:value-type="float" office:value="17.82" calcext:value-type="float">
            <text:p>17.82</text:p>
          </table:table-cell>
          <table:table-cell table:style-name="ce4" office:value-type="float" office:value="-24.5" calcext:value-type="float">
            <text:p>-24.5</text:p>
          </table:table-cell>
          <table:table-cell table:number-columns-repeated="1011"/>
        </table:table-row>
        <table:table-row table:style-name="ro1" table:number-rows-repeated="1048555">
          <table:table-cell table:number-columns-repeated="1026"/>
        </table:table-row>
        <table:table-row table:style-name="ro1">
          <table:table-cell table:number-columns-repeated="1026"/>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style:default-style style:family="graphic">
      <style:graphic-properties svg:stroke-color="#3465a4" draw:fill-color="#729fc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4-05-14T09:02:42.768274354</dc:date>
    <meta:editing-duration>PT1H23M37S</meta:editing-duration>
    <meta:editing-cycles>16</meta:editing-cycles>
    <meta:generator>LibreOffice/7.4.7.2$Linux_X86_64 LibreOffice_project/40$Build-2</meta:generator>
    <meta:document-statistic meta:table-count="1" meta:cell-count="312" meta:object-count="3"/>
  </office:meta>
</office:document-meta>
</file>

<file path=Object 1/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chartooo="http://openoffice.org/2010/chart"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0">
      <style:chart-properties chart:display-label="true" chart:logarithmic="true" chart:reverse-direction="false" text:line-break="false" loext:try-staggering-first="false" chart:link-data-style-to-source="true" loext:major-origin="0.5"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graphic-properties svg:stroke-color="#b3b3b3"/>
    </style:style>
    <style:style style:name="ch8" style:family="chart" style:data-style-name="N0">
      <style:chart-properties chart:display-label="true" chart:logarithmic="false" chart:origin="0"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data-style-name="N0">
      <style:chart-properties chart:symbol-type="named-symbol" chart:symbol-name="bow-tie" chart:symbol-width="0.25cm" chart:symbol-height="0.25cm" chart:link-data-style-to-source="true"/>
      <style:graphic-properties svg:stroke-width="0.08cm" svg:stroke-color="#314004" draw:fill-color="#314004"/>
      <style:text-properties fo:font-size="10pt" style:font-size-asian="10pt" style:font-size-complex="10pt"/>
    </style:style>
    <style:style style:name="ch11" style:family="chart" style:data-style-name="N0">
      <style:chart-properties chart:symbol-type="named-symbol" chart:symbol-name="hourglass" chart:symbol-width="0.25cm" chart:symbol-height="0.25cm" chart:link-data-style-to-source="true"/>
      <style:graphic-properties svg:stroke-width="0.08cm" svg:stroke-color="#aecf00" draw:fill-color="#aecf00"/>
      <style:text-properties fo:font-size="10pt" style:font-size-asian="10pt" style:font-size-complex="10pt"/>
    </style:style>
    <style:style style:name="ch12" style:family="chart" style:data-style-name="N0">
      <style:chart-properties chart:symbol-type="named-symbol" chart:symbol-name="circle" chart:symbol-width="0.25cm" chart:symbol-height="0.25cm" chart:link-data-style-to-source="true"/>
      <style:graphic-properties svg:stroke-width="0.08cm" svg:stroke-color="#4b1f6f" draw:fill-color="#4b1f6f"/>
      <style:text-properties fo:font-size="10pt" style:font-size-asian="10pt" style:font-size-complex="10pt"/>
    </style:style>
    <style:style style:name="ch13" style:family="chart" style:data-style-name="N0">
      <style:chart-properties chart:symbol-type="named-symbol" chart:symbol-name="arrow-left" chart:symbol-width="0.25cm" chart:symbol-height="0.25cm" chart:link-data-style-to-source="true"/>
      <style:graphic-properties svg:stroke-width="0.08cm" svg:stroke-color="#83caff" draw:fill-color="#83caff"/>
      <style:text-properties fo:font-size="10pt" style:font-size-asian="10pt" style:font-size-complex="10pt"/>
    </style:style>
    <style:style style:name="ch14" style:family="chart" style:data-style-name="N0">
      <style:chart-properties chart:symbol-type="named-symbol" chart:symbol-name="arrow-right" chart:symbol-width="0.25cm" chart:symbol-height="0.25cm" chart:link-data-style-to-source="true"/>
      <style:graphic-properties svg:stroke-width="0.08cm" svg:stroke-color="#7e0021" draw:fill-color="#7e0021"/>
      <style:text-properties fo:font-size="10pt" style:font-size-asian="10pt" style:font-size-complex="10pt"/>
    </style:style>
    <style:style style:name="ch15" style:family="chart" style:data-style-name="N0">
      <style:chart-properties chart:symbol-type="named-symbol" chart:symbol-name="arrow-up" chart:symbol-width="0.25cm" chart:symbol-height="0.25cm" chart:link-data-style-to-source="true"/>
      <style:graphic-properties svg:stroke-width="0.08cm" svg:stroke-color="#579d1c" draw:fill-color="#579d1c"/>
      <style:text-properties fo:font-size="10pt" style:font-size-asian="10pt" style:font-size-complex="10pt"/>
    </style:style>
    <style:style style:name="ch16" style:family="chart" style:data-style-name="N0">
      <style:chart-properties chart:symbol-type="named-symbol" chart:symbol-name="diamond" chart:symbol-width="0.25cm" chart:symbol-height="0.25cm" chart:link-data-style-to-source="true"/>
      <style:graphic-properties svg:stroke-width="0.08cm" svg:stroke-color="#ff420e" draw:fill-color="#ff420e"/>
      <style:text-properties fo:font-size="10pt" style:font-size-asian="10pt" style:font-size-complex="10pt"/>
    </style:style>
    <style:style style:name="ch17" style:family="chart" style:data-style-name="N0">
      <style:chart-properties chart:symbol-type="named-symbol" chart:symbol-name="arrow-down" chart:symbol-width="0.25cm" chart:symbol-height="0.25cm" chart:link-data-style-to-source="true"/>
      <style:graphic-properties svg:stroke-width="0.08cm" svg:stroke-color="#ffd320" draw:fill-color="#ffd320"/>
      <style:text-properties fo:font-size="10pt" style:font-size-asian="10pt" style:font-size-complex="10pt"/>
    </style:style>
    <style:style style:name="ch18" style:family="chart">
      <style:graphic-properties draw:stroke="solid" svg:stroke-color="#b3b3b3" draw:fill="none" draw:fill-color="#e6e6e6"/>
    </style:style>
    <style:style style:name="ch19" style:family="chart">
      <style:graphic-properties svg:stroke-color="#b3b3b3" draw:fill-color="#cccccc"/>
    </style:style>
  </office:automatic-styles>
  <office:body>
    <office:chart>
      <chart:chart svg:width="16cm" svg:height="9cm" xlink:href=".." xlink:type="simple" chart:class="chart:scatter" chart:style-name="ch1">
        <chart:title svg:x="3.379cm" svg:y="0.316cm" chart:style-name="ch2">
          <text:p>Output Comparison of Separate Probe Boards</text:p>
        </chart:title>
        <chart:legend chart:legend-position="bottom" svg:x="3.296cm" svg:y="7.405cm" style:legend-expansion="wide" chart:style-name="ch3"/>
        <chart:plot-area chart:style-name="ch4" table:cell-range-address="ProbeGainMeasurements.A6:ProbeGainMeasurements.A19 ProbeGainMeasurements.A3:ProbeGainMeasurements.A3 ProbeGainMeasurements.B6:ProbeGainMeasurements.B17 ProbeGainMeasurements.X3:ProbeGainMeasurements.X3 ProbeGainMeasurements.Y6:ProbeGainMeasurements.Y18 ProbeGainMeasurements.AA3:ProbeGainMeasurements.AA3 ProbeGainMeasurements.AB6:ProbeGainMeasurements.AB19 ProbeGainMeasurements.Q3:ProbeGainMeasurements.Q3 ProbeGainMeasurements.R6:ProbeGainMeasurements.R18 ProbeGainMeasurements.U3:ProbeGainMeasurements.U3 ProbeGainMeasurements.V6:ProbeGainMeasurements.V19 ProbeGainMeasurements.N3:ProbeGainMeasurements.N3 ProbeGainMeasurements.K6:ProbeGainMeasurements.K19 ProbeGainMeasurements.J3:ProbeGainMeasurements.J3 ProbeGainMeasurements.D3:ProbeGainMeasurements.D3 ProbeGainMeasurements.E6:ProbeGainMeasurements.E19 ProbeGainMeasurements.G3:ProbeGainMeasurements.G3 ProbeGainMeasurements.H6:ProbeGainMeasurements.H18" chart:data-source-has-labels="row" svg:x="1.331cm" svg:y="1.275cm" svg:width="14.349cm" svg:height="4.785cm">
          <chart:coordinate-region svg:x="2.058cm" svg:y="1.474cm" svg:width="13.065cm" svg:height="4.387cm"/>
          <chart:axis chart:dimension="x" chart:name="primary-x" chart:style-name="ch5">
            <chart:title svg:x="7.68cm" svg:y="6.24cm" chart:style-name="ch6">
              <text:p>Frequency</text:p>
            </chart:title>
            <chart:grid chart:style-name="ch7" chart:class="major"/>
          </chart:axis>
          <chart:axis chart:dimension="y" chart:name="primary-y" chart:style-name="ch8">
            <chart:title svg:x="0.451cm" svg:y="4.941cm" chart:style-name="ch9">
              <text:p>Magnitude (dBV)</text:p>
            </chart:title>
            <chart:grid chart:style-name="ch7" chart:class="major"/>
          </chart:axis>
          <chart:series chart:style-name="ch10" chart:values-cell-range-address="ProbeGainMeasurements.B6:ProbeGainMeasurements.B17" chart:label-cell-address="ProbeGainMeasurements.A3:ProbeGainMeasurements.A3" chart:class="chart:scatter">
            <chart:domain table:cell-range-address="ProbeGainMeasurements.A6:ProbeGainMeasurements.A19"/>
            <chart:data-point chart:repeated="14"/>
          </chart:series>
          <chart:series chart:style-name="ch11" chart:values-cell-range-address="ProbeGainMeasurements.Y6:ProbeGainMeasurements.Y18" chart:label-cell-address="ProbeGainMeasurements.X3:ProbeGainMeasurements.X3" chart:class="chart:scatter">
            <chart:domain table:cell-range-address="ProbeGainMeasurements.X6:ProbeGainMeasurements.X18"/>
            <chart:data-point chart:repeated="13"/>
          </chart:series>
          <chart:series chart:style-name="ch12" chart:values-cell-range-address="ProbeGainMeasurements.AB6:ProbeGainMeasurements.AB19" chart:label-cell-address="ProbeGainMeasurements.AA3:ProbeGainMeasurements.AA3" chart:class="chart:scatter">
            <chart:domain table:cell-range-address="ProbeGainMeasurements.AA6:ProbeGainMeasurements.AA19"/>
            <chart:data-point chart:repeated="14"/>
          </chart:series>
          <chart:series chart:style-name="ch13" chart:values-cell-range-address="ProbeGainMeasurements.R6:ProbeGainMeasurements.R18" chart:label-cell-address="ProbeGainMeasurements.Q3:ProbeGainMeasurements.Q3" chart:class="chart:scatter">
            <chart:domain table:cell-range-address="ProbeGainMeasurements.Q6:ProbeGainMeasurements.Q18"/>
            <chart:data-point chart:repeated="13"/>
          </chart:series>
          <chart:series chart:style-name="ch10" chart:values-cell-range-address="ProbeGainMeasurements.V6:ProbeGainMeasurements.V19" chart:label-cell-address="ProbeGainMeasurements.U3:ProbeGainMeasurements.U3" chart:class="chart:scatter">
            <chart:domain table:cell-range-address="ProbeGainMeasurements.U6:ProbeGainMeasurements.U19"/>
            <chart:data-point chart:repeated="14"/>
          </chart:series>
          <chart:series chart:style-name="ch14" chart:values-cell-range-address="ProbeGainMeasurements.K6:ProbeGainMeasurements.K19" chart:label-cell-address="ProbeGainMeasurements.N3:ProbeGainMeasurements.N3" chart:class="chart:scatter">
            <chart:domain table:cell-range-address="ProbeGainMeasurements.J6:ProbeGainMeasurements.J19"/>
            <chart:data-point chart:repeated="14"/>
          </chart:series>
          <chart:series chart:style-name="ch15" chart:values-cell-range-address="ProbeGainMeasurements.K6:ProbeGainMeasurements.K19" chart:label-cell-address="ProbeGainMeasurements.J3:ProbeGainMeasurements.J3" chart:class="chart:scatter">
            <chart:domain table:cell-range-address="ProbeGainMeasurements.J6:ProbeGainMeasurements.J19"/>
            <chart:data-point chart:repeated="14"/>
          </chart:series>
          <chart:series chart:style-name="ch16" chart:values-cell-range-address="ProbeGainMeasurements.E6:ProbeGainMeasurements.E19" chart:label-cell-address="ProbeGainMeasurements.D3:ProbeGainMeasurements.D3" chart:class="chart:scatter">
            <chart:domain table:cell-range-address="ProbeGainMeasurements.D6:ProbeGainMeasurements.D19"/>
            <chart:data-point chart:repeated="14"/>
          </chart:series>
          <chart:series chart:style-name="ch17" chart:values-cell-range-address="ProbeGainMeasurements.H6:ProbeGainMeasurements.H18" chart:label-cell-address="ProbeGainMeasurements.G3:ProbeGainMeasurements.G3" chart:class="chart:scatter">
            <chart:domain table:cell-range-address="ProbeGainMeasurements.G6:ProbeGainMeasurements.G18"/>
            <chart:data-point chart:repeated="13"/>
          </chart:series>
          <chart:wall chart:style-name="ch18"/>
          <chart:floor chart:style-name="ch19"/>
        </chart:plot-area>
        <table:table table:name="local-table">
          <table:table-header-columns>
            <table:table-column/>
          </table:table-header-columns>
          <table:table-columns>
            <table:table-column table:number-columns-repeated="18"/>
          </table:table-columns>
          <table:table-header-rows>
            <table:table-row>
              <table:table-cell>
                <text:p/>
              </table:table-cell>
              <table:table-cell office:value-type="string">
                <text:p>Column A</text:p>
              </table:table-cell>
              <table:table-cell office:value-type="string">
                <text:p>Board 4</text:p>
                <draw:g>
                  <svg:desc>ProbeGainMeasurements.A3:ProbeGainMeasurements.A3</svg:desc>
                </draw:g>
              </table:table-cell>
              <table:table-cell office:value-type="string">
                <text:p>Column X</text:p>
              </table:table-cell>
              <table:table-cell office:value-type="string">
                <text:p>Board 5</text:p>
                <draw:g>
                  <svg:desc>ProbeGainMeasurements.X3:ProbeGainMeasurements.X3</svg:desc>
                </draw:g>
              </table:table-cell>
              <table:table-cell office:value-type="string">
                <text:p>Column AA</text:p>
              </table:table-cell>
              <table:table-cell office:value-type="string">
                <text:p>Board 3 03/27/24</text:p>
                <draw:g>
                  <svg:desc>ProbeGainMeasurements.AA3:ProbeGainMeasurements.AA3</svg:desc>
                </draw:g>
              </table:table-cell>
              <table:table-cell office:value-type="string">
                <text:p>Column Q</text:p>
              </table:table-cell>
              <table:table-cell office:value-type="string">
                <text:p>Board 7</text:p>
                <draw:g>
                  <svg:desc>ProbeGainMeasurements.Q3:ProbeGainMeasurements.Q3</svg:desc>
                </draw:g>
              </table:table-cell>
              <table:table-cell office:value-type="string">
                <text:p>Column U</text:p>
              </table:table-cell>
              <table:table-cell office:value-type="string">
                <text:p>Board 6</text:p>
                <draw:g>
                  <svg:desc>ProbeGainMeasurements.U3:ProbeGainMeasurements.U3</svg:desc>
                </draw:g>
              </table:table-cell>
              <table:table-cell office:value-type="string">
                <text:p>Column J</text:p>
              </table:table-cell>
              <table:table-cell office:value-type="string">
                <text:p>Rev 1 Board 2</text:p>
                <draw:g>
                  <svg:desc>ProbeGainMeasurements.N3:ProbeGainMeasurements.N3</svg:desc>
                </draw:g>
              </table:table-cell>
              <table:table-cell office:value-type="string">
                <text:p>Column J</text:p>
              </table:table-cell>
              <table:table-cell office:value-type="string">
                <text:p>Rev 1 Board 1</text:p>
                <draw:g>
                  <svg:desc>ProbeGainMeasurements.J3:ProbeGainMeasurements.J3</svg:desc>
                </draw:g>
              </table:table-cell>
              <table:table-cell office:value-type="string">
                <text:p>Column D</text:p>
              </table:table-cell>
              <table:table-cell office:value-type="string">
                <text:p>Board 3</text:p>
                <draw:g>
                  <svg:desc>ProbeGainMeasurements.D3:ProbeGainMeasurements.D3</svg:desc>
                </draw:g>
              </table:table-cell>
              <table:table-cell office:value-type="string">
                <text:p>Column G</text:p>
              </table:table-cell>
              <table:table-cell office:value-type="string">
                <text:p>Board 2</text:p>
                <draw:g>
                  <svg:desc>ProbeGainMeasurements.G3:ProbeGainMeasurements.G3</svg:desc>
                </draw:g>
              </table:table-cell>
            </table:table-row>
          </table:table-header-rows>
          <table:table-rows>
            <table:table-row>
              <table:table-cell office:value-type="string">
                <text:p>1</text:p>
              </table:table-cell>
              <table:table-cell office:value-type="float" office:value="110">
                <text:p>110</text:p>
                <draw:g>
                  <svg:desc>ProbeGainMeasurements.A6:ProbeGainMeasurements.A19</svg:desc>
                </draw:g>
              </table:table-cell>
              <table:table-cell office:value-type="float" office:value="-9.2">
                <text:p>-9.2</text:p>
                <draw:g>
                  <svg:desc>ProbeGainMeasurements.B6:ProbeGainMeasurements.B17</svg:desc>
                </draw:g>
              </table:table-cell>
              <table:table-cell office:value-type="float" office:value="100">
                <text:p>100</text:p>
                <draw:g>
                  <svg:desc>ProbeGainMeasurements.X6:ProbeGainMeasurements.X18</svg:desc>
                </draw:g>
              </table:table-cell>
              <table:table-cell office:value-type="float" office:value="-7.1">
                <text:p>-7.1</text:p>
                <draw:g>
                  <svg:desc>ProbeGainMeasurements.Y6:ProbeGainMeasurements.Y18</svg:desc>
                </draw:g>
              </table:table-cell>
              <table:table-cell office:value-type="float" office:value="100">
                <text:p>100</text:p>
                <draw:g>
                  <svg:desc>ProbeGainMeasurements.AA6:ProbeGainMeasurements.AA19</svg:desc>
                </draw:g>
              </table:table-cell>
              <table:table-cell office:value-type="float" office:value="-7.1">
                <text:p>-7.1</text:p>
                <draw:g>
                  <svg:desc>ProbeGainMeasurements.AB6:ProbeGainMeasurements.AB19</svg:desc>
                </draw:g>
              </table:table-cell>
              <table:table-cell office:value-type="float" office:value="100">
                <text:p>100</text:p>
                <draw:g>
                  <svg:desc>ProbeGainMeasurements.Q6:ProbeGainMeasurements.Q18</svg:desc>
                </draw:g>
              </table:table-cell>
              <table:table-cell office:value-type="float" office:value="-7.1">
                <text:p>-7.1</text:p>
                <draw:g>
                  <svg:desc>ProbeGainMeasurements.R6:ProbeGainMeasurements.R18</svg:desc>
                </draw:g>
              </table:table-cell>
              <table:table-cell office:value-type="float" office:value="100">
                <text:p>100</text:p>
                <draw:g>
                  <svg:desc>ProbeGainMeasurements.U6:ProbeGainMeasurements.U19</svg:desc>
                </draw:g>
              </table:table-cell>
              <table:table-cell office:value-type="float" office:value="-7.2">
                <text:p>-7.2</text:p>
                <draw:g>
                  <svg:desc>ProbeGainMeasurements.V6:ProbeGainMeasurements.V19</svg:desc>
                </draw:g>
              </table:table-cell>
              <table:table-cell office:value-type="float" office:value="110">
                <text:p>110</text:p>
                <draw:g>
                  <svg:desc>ProbeGainMeasurements.J6:ProbeGainMeasurements.J19</svg:desc>
                </draw:g>
              </table:table-cell>
              <table:table-cell office:value-type="float" office:value="-7.5">
                <text:p>-7.5</text:p>
                <draw:g>
                  <svg:desc>ProbeGainMeasurements.K6:ProbeGainMeasurements.K19</svg:desc>
                </draw:g>
              </table:table-cell>
              <table:table-cell office:value-type="float" office:value="110">
                <text:p>110</text:p>
                <draw:g>
                  <svg:desc>ProbeGainMeasurements.J6:ProbeGainMeasurements.J19</svg:desc>
                </draw:g>
              </table:table-cell>
              <table:table-cell office:value-type="float" office:value="-7.5">
                <text:p>-7.5</text:p>
                <draw:g>
                  <svg:desc>ProbeGainMeasurements.K6:ProbeGainMeasurements.K19</svg:desc>
                </draw:g>
              </table:table-cell>
              <table:table-cell office:value-type="float" office:value="150">
                <text:p>150</text:p>
                <draw:g>
                  <svg:desc>ProbeGainMeasurements.D6:ProbeGainMeasurements.D19</svg:desc>
                </draw:g>
              </table:table-cell>
              <table:table-cell office:value-type="float" office:value="-7.1">
                <text:p>-7.1</text:p>
                <draw:g>
                  <svg:desc>ProbeGainMeasurements.E6:ProbeGainMeasurements.E19</svg:desc>
                </draw:g>
              </table:table-cell>
              <table:table-cell office:value-type="float" office:value="110">
                <text:p>110</text:p>
                <draw:g>
                  <svg:desc>ProbeGainMeasurements.G6:ProbeGainMeasurements.G18</svg:desc>
                </draw:g>
              </table:table-cell>
              <table:table-cell office:value-type="float" office:value="-6.8">
                <text:p>-6.8</text:p>
                <draw:g>
                  <svg:desc>ProbeGainMeasurements.H6:ProbeGainMeasurements.H18</svg:desc>
                </draw:g>
              </table:table-cell>
            </table:table-row>
            <table:table-row>
              <table:table-cell office:value-type="string">
                <text:p>2</text:p>
              </table:table-cell>
              <table:table-cell office:value-type="float" office:value="150">
                <text:p>150</text:p>
              </table:table-cell>
              <table:table-cell office:value-type="float" office:value="-9.5">
                <text:p>-9.5</text:p>
              </table:table-cell>
              <table:table-cell office:value-type="float" office:value="229">
                <text:p>229</text:p>
              </table:table-cell>
              <table:table-cell office:value-type="float" office:value="-7">
                <text:p>-7</text:p>
              </table:table-cell>
              <table:table-cell office:value-type="float" office:value="427">
                <text:p>427</text:p>
              </table:table-cell>
              <table:table-cell office:value-type="float" office:value="-7.1">
                <text:p>-7.1</text:p>
              </table:table-cell>
              <table:table-cell office:value-type="float" office:value="122">
                <text:p>122</text:p>
              </table:table-cell>
              <table:table-cell office:value-type="float" office:value="-7.1">
                <text:p>-7.1</text:p>
              </table:table-cell>
              <table:table-cell office:value-type="float" office:value="259">
                <text:p>259</text:p>
              </table:table-cell>
              <table:table-cell office:value-type="float" office:value="-7.1">
                <text:p>-7.1</text:p>
              </table:table-cell>
              <table:table-cell office:value-type="float" office:value="150">
                <text:p>150</text:p>
              </table:table-cell>
              <table:table-cell office:value-type="float" office:value="-7.7">
                <text:p>-7.7</text:p>
              </table:table-cell>
              <table:table-cell office:value-type="float" office:value="150">
                <text:p>150</text:p>
              </table:table-cell>
              <table:table-cell office:value-type="float" office:value="-7.7">
                <text:p>-7.7</text:p>
              </table:table-cell>
              <table:table-cell office:value-type="float" office:value="190">
                <text:p>190</text:p>
              </table:table-cell>
              <table:table-cell office:value-type="float" office:value="-7.1">
                <text:p>-7.1</text:p>
              </table:table-cell>
              <table:table-cell office:value-type="float" office:value="150">
                <text:p>150</text:p>
              </table:table-cell>
              <table:table-cell office:value-type="float" office:value="-7">
                <text:p>-7</text:p>
              </table:table-cell>
            </table:table-row>
            <table:table-row>
              <table:table-cell office:value-type="string">
                <text:p>3</text:p>
              </table:table-cell>
              <table:table-cell office:value-type="float" office:value="230">
                <text:p>230</text:p>
              </table:table-cell>
              <table:table-cell office:value-type="float" office:value="-9.3">
                <text:p>-9.3</text:p>
              </table:table-cell>
              <table:table-cell office:value-type="float" office:value="389">
                <text:p>389</text:p>
              </table:table-cell>
              <table:table-cell office:value-type="float" office:value="-7.1">
                <text:p>-7.1</text:p>
              </table:table-cell>
              <table:table-cell office:value-type="float" office:value="710">
                <text:p>710</text:p>
              </table:table-cell>
              <table:table-cell office:value-type="float" office:value="-7.3">
                <text:p>-7.3</text:p>
              </table:table-cell>
              <table:table-cell office:value-type="float" office:value="244">
                <text:p>244</text:p>
              </table:table-cell>
              <table:table-cell office:value-type="float" office:value="-7">
                <text:p>-7</text:p>
              </table:table-cell>
              <table:table-cell office:value-type="float" office:value="633">
                <text:p>633</text:p>
              </table:table-cell>
              <table:table-cell office:value-type="float" office:value="-7.2">
                <text:p>-7.2</text:p>
              </table:table-cell>
              <table:table-cell office:value-type="float" office:value="230">
                <text:p>230</text:p>
              </table:table-cell>
              <table:table-cell office:value-type="float" office:value="-7.6">
                <text:p>-7.6</text:p>
              </table:table-cell>
              <table:table-cell office:value-type="float" office:value="230">
                <text:p>230</text:p>
              </table:table-cell>
              <table:table-cell office:value-type="float" office:value="-7.6">
                <text:p>-7.6</text:p>
              </table:table-cell>
              <table:table-cell office:value-type="float" office:value="310">
                <text:p>310</text:p>
              </table:table-cell>
              <table:table-cell office:value-type="float" office:value="-7.1">
                <text:p>-7.1</text:p>
              </table:table-cell>
              <table:table-cell office:value-type="float" office:value="340">
                <text:p>340</text:p>
              </table:table-cell>
              <table:table-cell office:value-type="float" office:value="-7">
                <text:p>-7</text:p>
              </table:table-cell>
            </table:table-row>
            <table:table-row>
              <table:table-cell office:value-type="string">
                <text:p>4</text:p>
              </table:table-cell>
              <table:table-cell office:value-type="float" office:value="340">
                <text:p>340</text:p>
              </table:table-cell>
              <table:table-cell office:value-type="float" office:value="-9.5">
                <text:p>-9.5</text:p>
              </table:table-cell>
              <table:table-cell office:value-type="float" office:value="786">
                <text:p>786</text:p>
              </table:table-cell>
              <table:table-cell office:value-type="float" office:value="-7.4">
                <text:p>-7.4</text:p>
              </table:table-cell>
              <table:table-cell office:value-type="float" office:value="984">
                <text:p>984</text:p>
              </table:table-cell>
              <table:table-cell office:value-type="float" office:value="-7.6">
                <text:p>-7.6</text:p>
              </table:table-cell>
              <table:table-cell office:value-type="float" office:value="580">
                <text:p>580</text:p>
              </table:table-cell>
              <table:table-cell office:value-type="float" office:value="-7.1">
                <text:p>-7.1</text:p>
              </table:table-cell>
              <table:table-cell office:value-type="float" office:value="1404">
                <text:p>1404</text:p>
              </table:table-cell>
              <table:table-cell office:value-type="float" office:value="-7.2">
                <text:p>-7.2</text:p>
              </table:table-cell>
              <table:table-cell office:value-type="float" office:value="340">
                <text:p>340</text:p>
              </table:table-cell>
              <table:table-cell office:value-type="float" office:value="-7.8">
                <text:p>-7.8</text:p>
              </table:table-cell>
              <table:table-cell office:value-type="float" office:value="340">
                <text:p>340</text:p>
              </table:table-cell>
              <table:table-cell office:value-type="float" office:value="-7.8">
                <text:p>-7.8</text:p>
              </table:table-cell>
              <table:table-cell office:value-type="float" office:value="420">
                <text:p>420</text:p>
              </table:table-cell>
              <table:table-cell office:value-type="float" office:value="-7.1">
                <text:p>-7.1</text:p>
              </table:table-cell>
              <table:table-cell office:value-type="float" office:value="690">
                <text:p>690</text:p>
              </table:table-cell>
              <table:table-cell office:value-type="float" office:value="-7.2">
                <text:p>-7.2</text:p>
              </table:table-cell>
            </table:table-row>
            <table:table-row>
              <table:table-cell office:value-type="string">
                <text:p>5</text:p>
              </table:table-cell>
              <table:table-cell office:value-type="float" office:value="460">
                <text:p>460</text:p>
              </table:table-cell>
              <table:table-cell office:value-type="float" office:value="-9.6">
                <text:p>-9.6</text:p>
              </table:table-cell>
              <table:table-cell office:value-type="float" office:value="1480">
                <text:p>1480</text:p>
              </table:table-cell>
              <table:table-cell office:value-type="float" office:value="-8.1">
                <text:p>-8.1</text:p>
              </table:table-cell>
              <table:table-cell office:value-type="float" office:value="1434">
                <text:p>1434</text:p>
              </table:table-cell>
              <table:table-cell office:value-type="float" office:value="-8.1">
                <text:p>-8.1</text:p>
              </table:table-cell>
              <table:table-cell office:value-type="float" office:value="1579">
                <text:p>1579</text:p>
              </table:table-cell>
              <table:table-cell office:value-type="float" office:value="-7.2">
                <text:p>-7.2</text:p>
              </table:table-cell>
              <table:table-cell office:value-type="float" office:value="2785">
                <text:p>2785</text:p>
              </table:table-cell>
              <table:table-cell office:value-type="float" office:value="-7">
                <text:p>-7</text:p>
              </table:table-cell>
              <table:table-cell office:value-type="float" office:value="690">
                <text:p>690</text:p>
              </table:table-cell>
              <table:table-cell office:value-type="float" office:value="-7.9">
                <text:p>-7.9</text:p>
              </table:table-cell>
              <table:table-cell office:value-type="float" office:value="690">
                <text:p>690</text:p>
              </table:table-cell>
              <table:table-cell office:value-type="float" office:value="-7.9">
                <text:p>-7.9</text:p>
              </table:table-cell>
              <table:table-cell office:value-type="float" office:value="610">
                <text:p>610</text:p>
              </table:table-cell>
              <table:table-cell office:value-type="float" office:value="-7.3">
                <text:p>-7.3</text:p>
              </table:table-cell>
              <table:table-cell office:value-type="float" office:value="990">
                <text:p>990</text:p>
              </table:table-cell>
              <table:table-cell office:value-type="float" office:value="-7.5">
                <text:p>-7.5</text:p>
              </table:table-cell>
            </table:table-row>
            <table:table-row>
              <table:table-cell office:value-type="string">
                <text:p>6</text:p>
              </table:table-cell>
              <table:table-cell office:value-type="float" office:value="950">
                <text:p>950</text:p>
              </table:table-cell>
              <table:table-cell office:value-type="float" office:value="-10.2">
                <text:p>-10.2</text:p>
              </table:table-cell>
              <table:table-cell office:value-type="float" office:value="2602">
                <text:p>2602</text:p>
              </table:table-cell>
              <table:table-cell office:value-type="float" office:value="-9.6">
                <text:p>-9.6</text:p>
              </table:table-cell>
              <table:table-cell office:value-type="float" office:value="1862">
                <text:p>1862</text:p>
              </table:table-cell>
              <table:table-cell office:value-type="float" office:value="-8.8">
                <text:p>-8.8</text:p>
              </table:table-cell>
              <table:table-cell office:value-type="float" office:value="3326">
                <text:p>3326</text:p>
              </table:table-cell>
              <table:table-cell office:value-type="float" office:value="-6.9">
                <text:p>-6.9</text:p>
              </table:table-cell>
              <table:table-cell office:value-type="float" office:value="3998">
                <text:p>3998</text:p>
              </table:table-cell>
              <table:table-cell office:value-type="float" office:value="-6.8">
                <text:p>-6.8</text:p>
              </table:table-cell>
              <table:table-cell office:value-type="float" office:value="990">
                <text:p>990</text:p>
              </table:table-cell>
              <table:table-cell office:value-type="float" office:value="-8.4">
                <text:p>-8.4</text:p>
              </table:table-cell>
              <table:table-cell office:value-type="float" office:value="990">
                <text:p>990</text:p>
              </table:table-cell>
              <table:table-cell office:value-type="float" office:value="-8.4">
                <text:p>-8.4</text:p>
              </table:table-cell>
              <table:table-cell office:value-type="float" office:value="880">
                <text:p>880</text:p>
              </table:table-cell>
              <table:table-cell office:value-type="float" office:value="-7.5">
                <text:p>-7.5</text:p>
              </table:table-cell>
              <table:table-cell office:value-type="float" office:value="1410">
                <text:p>1410</text:p>
              </table:table-cell>
              <table:table-cell office:value-type="float" office:value="-8.1">
                <text:p>-8.1</text:p>
              </table:table-cell>
            </table:table-row>
            <table:table-row>
              <table:table-cell office:value-type="string">
                <text:p>7</text:p>
              </table:table-cell>
              <table:table-cell office:value-type="float" office:value="1410">
                <text:p>1410</text:p>
              </table:table-cell>
              <table:table-cell office:value-type="float" office:value="-10.7">
                <text:p>-10.7</text:p>
              </table:table-cell>
              <table:table-cell office:value-type="float" office:value="4105">
                <text:p>4105</text:p>
              </table:table-cell>
              <table:table-cell office:value-type="float" office:value="-11.7">
                <text:p>-11.7</text:p>
              </table:table-cell>
              <table:table-cell office:value-type="float" office:value="2228">
                <text:p>2228</text:p>
              </table:table-cell>
              <table:table-cell office:value-type="float" office:value="-9.3">
                <text:p>-9.3</text:p>
              </table:table-cell>
              <table:table-cell office:value-type="float" office:value="5142">
                <text:p>5142</text:p>
              </table:table-cell>
              <table:table-cell office:value-type="float" office:value="-6.7">
                <text:p>-6.7</text:p>
              </table:table-cell>
              <table:table-cell office:value-type="float" office:value="4746">
                <text:p>4746</text:p>
              </table:table-cell>
              <table:table-cell office:value-type="float" office:value="-6.7">
                <text:p>-6.7</text:p>
              </table:table-cell>
              <table:table-cell office:value-type="float" office:value="1410">
                <text:p>1410</text:p>
              </table:table-cell>
              <table:table-cell office:value-type="float" office:value="-8.8">
                <text:p>-8.8</text:p>
              </table:table-cell>
              <table:table-cell office:value-type="float" office:value="1410">
                <text:p>1410</text:p>
              </table:table-cell>
              <table:table-cell office:value-type="float" office:value="-8.8">
                <text:p>-8.8</text:p>
              </table:table-cell>
              <table:table-cell office:value-type="float" office:value="1260">
                <text:p>1260</text:p>
              </table:table-cell>
              <table:table-cell office:value-type="float" office:value="-8">
                <text:p>-8</text:p>
              </table:table-cell>
              <table:table-cell office:value-type="float" office:value="2020">
                <text:p>2020</text:p>
              </table:table-cell>
              <table:table-cell office:value-type="float" office:value="-9.1">
                <text:p>-9.1</text:p>
              </table:table-cell>
            </table:table-row>
            <table:table-row>
              <table:table-cell office:value-type="string">
                <text:p>8</text:p>
              </table:table-cell>
              <table:table-cell office:value-type="float" office:value="2020">
                <text:p>2020</text:p>
              </table:table-cell>
              <table:table-cell office:value-type="float" office:value="-11.6">
                <text:p>-11.6</text:p>
              </table:table-cell>
              <table:table-cell office:value-type="float" office:value="5676">
                <text:p>5676</text:p>
              </table:table-cell>
              <table:table-cell office:value-type="float" office:value="-13.6">
                <text:p>-13.6</text:p>
              </table:table-cell>
              <table:table-cell office:value-type="float" office:value="3609">
                <text:p>3609</text:p>
              </table:table-cell>
              <table:table-cell office:value-type="float" office:value="-11.3">
                <text:p>-11.3</text:p>
              </table:table-cell>
              <table:table-cell office:value-type="float" office:value="8530">
                <text:p>8530</text:p>
              </table:table-cell>
              <table:table-cell office:value-type="float" office:value="-6.9">
                <text:p>-6.9</text:p>
              </table:table-cell>
              <table:table-cell office:value-type="float" office:value="5837">
                <text:p>5837</text:p>
              </table:table-cell>
              <table:table-cell office:value-type="float" office:value="-6.6">
                <text:p>-6.6</text:p>
              </table:table-cell>
              <table:table-cell office:value-type="float" office:value="2020">
                <text:p>2020</text:p>
              </table:table-cell>
              <table:table-cell office:value-type="float" office:value="-9.6">
                <text:p>-9.6</text:p>
              </table:table-cell>
              <table:table-cell office:value-type="float" office:value="2020">
                <text:p>2020</text:p>
              </table:table-cell>
              <table:table-cell office:value-type="float" office:value="-9.6">
                <text:p>-9.6</text:p>
              </table:table-cell>
              <table:table-cell office:value-type="float" office:value="1790">
                <text:p>1790</text:p>
              </table:table-cell>
              <table:table-cell office:value-type="float" office:value="-8.9">
                <text:p>-8.9</text:p>
              </table:table-cell>
              <table:table-cell office:value-type="float" office:value="2940">
                <text:p>2940</text:p>
              </table:table-cell>
              <table:table-cell office:value-type="float" office:value="-10.5">
                <text:p>-10.5</text:p>
              </table:table-cell>
            </table:table-row>
            <table:table-row>
              <table:table-cell office:value-type="string">
                <text:p>9</text:p>
              </table:table-cell>
              <table:table-cell office:value-type="float" office:value="4120">
                <text:p>4120</text:p>
              </table:table-cell>
              <table:table-cell office:value-type="float" office:value="-14.8">
                <text:p>-14.8</text:p>
              </table:table-cell>
              <table:table-cell office:value-type="float" office:value="8324">
                <text:p>8324</text:p>
              </table:table-cell>
              <table:table-cell office:value-type="float" office:value="-16.5">
                <text:p>-16.5</text:p>
              </table:table-cell>
              <table:table-cell office:value-type="float" office:value="6065">
                <text:p>6065</text:p>
              </table:table-cell>
              <table:table-cell office:value-type="float" office:value="-14.5">
                <text:p>-14.5</text:p>
              </table:table-cell>
              <table:table-cell office:value-type="float" office:value="11795">
                <text:p>11795</text:p>
              </table:table-cell>
              <table:table-cell office:value-type="float" office:value="-7.7">
                <text:p>-7.7</text:p>
              </table:table-cell>
              <table:table-cell office:value-type="float" office:value="7202">
                <text:p>7202</text:p>
              </table:table-cell>
              <table:table-cell office:value-type="float" office:value="-6.7">
                <text:p>-6.7</text:p>
              </table:table-cell>
              <table:table-cell office:value-type="float" office:value="2900">
                <text:p>2900</text:p>
              </table:table-cell>
              <table:table-cell office:value-type="float" office:value="-11.1">
                <text:p>-11.1</text:p>
              </table:table-cell>
              <table:table-cell office:value-type="float" office:value="2900">
                <text:p>2900</text:p>
              </table:table-cell>
              <table:table-cell office:value-type="float" office:value="-11.1">
                <text:p>-11.1</text:p>
              </table:table-cell>
              <table:table-cell office:value-type="float" office:value="2590">
                <text:p>2590</text:p>
              </table:table-cell>
              <table:table-cell office:value-type="float" office:value="-10.2">
                <text:p>-10.2</text:p>
              </table:table-cell>
              <table:table-cell office:value-type="float" office:value="4200">
                <text:p>4200</text:p>
              </table:table-cell>
              <table:table-cell office:value-type="float" office:value="-12.3">
                <text:p>-12.3</text:p>
              </table:table-cell>
            </table:table-row>
            <table:table-row>
              <table:table-cell office:value-type="string">
                <text:p>10</text:p>
              </table:table-cell>
              <table:table-cell office:value-type="float" office:value="5910">
                <text:p>5910</text:p>
              </table:table-cell>
              <table:table-cell office:value-type="float" office:value="-17.4">
                <text:p>-17.4</text:p>
              </table:table-cell>
              <table:table-cell office:value-type="float" office:value="9621">
                <text:p>9621</text:p>
              </table:table-cell>
              <table:table-cell office:value-type="float" office:value="-17.9">
                <text:p>-17.9</text:p>
              </table:table-cell>
              <table:table-cell office:value-type="float" office:value="8118">
                <text:p>8118</text:p>
              </table:table-cell>
              <table:table-cell office:value-type="float" office:value="-16.8">
                <text:p>-16.8</text:p>
              </table:table-cell>
              <table:table-cell office:value-type="float" office:value="13733">
                <text:p>13733</text:p>
              </table:table-cell>
              <table:table-cell office:value-type="float" office:value="-8.3">
                <text:p>-8.3</text:p>
              </table:table-cell>
              <table:table-cell office:value-type="float" office:value="9056">
                <text:p>9056</text:p>
              </table:table-cell>
              <table:table-cell office:value-type="float" office:value="-7">
                <text:p>-7</text:p>
              </table:table-cell>
              <table:table-cell office:value-type="float" office:value="4160">
                <text:p>4160</text:p>
              </table:table-cell>
              <table:table-cell office:value-type="float" office:value="-13">
                <text:p>-13</text:p>
              </table:table-cell>
              <table:table-cell office:value-type="float" office:value="4160">
                <text:p>4160</text:p>
              </table:table-cell>
              <table:table-cell office:value-type="float" office:value="-13">
                <text:p>-13</text:p>
              </table:table-cell>
              <table:table-cell office:value-type="float" office:value="5340">
                <text:p>5340</text:p>
              </table:table-cell>
              <table:table-cell office:value-type="float" office:value="-14.3">
                <text:p>-14.3</text:p>
              </table:table-cell>
              <table:table-cell office:value-type="float" office:value="6030">
                <text:p>6030</text:p>
              </table:table-cell>
              <table:table-cell office:value-type="float" office:value="-14.8">
                <text:p>-14.8</text:p>
              </table:table-cell>
            </table:table-row>
            <table:table-row>
              <table:table-cell office:value-type="string">
                <text:p>11</text:p>
              </table:table-cell>
              <table:table-cell office:value-type="float" office:value="8540">
                <text:p>8540</text:p>
              </table:table-cell>
              <table:table-cell office:value-type="float" office:value="-20.1">
                <text:p>-20.1</text:p>
              </table:table-cell>
              <table:table-cell office:value-type="float" office:value="13275">
                <text:p>13275</text:p>
              </table:table-cell>
              <table:table-cell office:value-type="float" office:value="-21.3">
                <text:p>-21.3</text:p>
              </table:table-cell>
              <table:table-cell office:value-type="float" office:value="10544">
                <text:p>10544</text:p>
              </table:table-cell>
              <table:table-cell office:value-type="float" office:value="-19.3">
                <text:p>-19.3</text:p>
              </table:table-cell>
              <table:table-cell office:value-type="float" office:value="16556">
                <text:p>16556</text:p>
              </table:table-cell>
              <table:table-cell office:value-type="float" office:value="-9.2">
                <text:p>-9.2</text:p>
              </table:table-cell>
              <table:table-cell office:value-type="float" office:value="12489">
                <text:p>12489</text:p>
              </table:table-cell>
              <table:table-cell office:value-type="float" office:value="-7.9">
                <text:p>-7.9</text:p>
              </table:table-cell>
              <table:table-cell office:value-type="float" office:value="5990">
                <text:p>5990</text:p>
              </table:table-cell>
              <table:table-cell office:value-type="float" office:value="-15.4">
                <text:p>-15.4</text:p>
              </table:table-cell>
              <table:table-cell office:value-type="float" office:value="5990">
                <text:p>5990</text:p>
              </table:table-cell>
              <table:table-cell office:value-type="float" office:value="-15.4">
                <text:p>-15.4</text:p>
              </table:table-cell>
              <table:table-cell office:value-type="float" office:value="7710">
                <text:p>7710</text:p>
              </table:table-cell>
              <table:table-cell office:value-type="float" office:value="-17.1">
                <text:p>-17.1</text:p>
              </table:table-cell>
              <table:table-cell office:value-type="float" office:value="8660">
                <text:p>8660</text:p>
              </table:table-cell>
              <table:table-cell office:value-type="float" office:value="-17.6">
                <text:p>-17.6</text:p>
              </table:table-cell>
            </table:table-row>
            <table:table-row>
              <table:table-cell office:value-type="string">
                <text:p>12</text:p>
              </table:table-cell>
              <table:table-cell office:value-type="float" office:value="12250">
                <text:p>12250</text:p>
              </table:table-cell>
              <table:table-cell office:value-type="float" office:value="-23.1">
                <text:p>-23.1</text:p>
              </table:table-cell>
              <table:table-cell office:value-type="float" office:value="16594">
                <text:p>16594</text:p>
              </table:table-cell>
              <table:table-cell office:value-type="float" office:value="-23.9">
                <text:p>-23.9</text:p>
              </table:table-cell>
              <table:table-cell office:value-type="float" office:value="12222">
                <text:p>12222</text:p>
              </table:table-cell>
              <table:table-cell office:value-type="float" office:value="-20.9">
                <text:p>-20.9</text:p>
              </table:table-cell>
              <table:table-cell office:value-type="float" office:value="18219">
                <text:p>18219</text:p>
              </table:table-cell>
              <table:table-cell office:value-type="float" office:value="-9.7">
                <text:p>-9.7</text:p>
              </table:table-cell>
              <table:table-cell office:value-type="float" office:value="14046">
                <text:p>14046</text:p>
              </table:table-cell>
              <table:table-cell office:value-type="float" office:value="-8.3">
                <text:p>-8.3</text:p>
              </table:table-cell>
              <table:table-cell office:value-type="float" office:value="8620">
                <text:p>8620</text:p>
              </table:table-cell>
              <table:table-cell office:value-type="float" office:value="-18.4">
                <text:p>-18.4</text:p>
              </table:table-cell>
              <table:table-cell office:value-type="float" office:value="8620">
                <text:p>8620</text:p>
              </table:table-cell>
              <table:table-cell office:value-type="float" office:value="-18.4">
                <text:p>-18.4</text:p>
              </table:table-cell>
              <table:table-cell office:value-type="float" office:value="11100">
                <text:p>11100</text:p>
              </table:table-cell>
              <table:table-cell office:value-type="float" office:value="-20.2">
                <text:p>-20.2</text:p>
              </table:table-cell>
              <table:table-cell office:value-type="float" office:value="12440">
                <text:p>12440</text:p>
              </table:table-cell>
              <table:table-cell office:value-type="float" office:value="-20.5">
                <text:p>-20.5</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9234">
                <text:p>19234</text:p>
              </table:table-cell>
              <table:table-cell office:value-type="float" office:value="-25.7">
                <text:p>-25.7</text:p>
              </table:table-cell>
              <table:table-cell office:value-type="float" office:value="15450">
                <text:p>15450</text:p>
              </table:table-cell>
              <table:table-cell office:value-type="float" office:value="-23.5">
                <text:p>-23.5</text:p>
              </table:table-cell>
              <table:table-cell office:value-type="float" office:value="19402">
                <text:p>19402</text:p>
              </table:table-cell>
              <table:table-cell office:value-type="float" office:value="-10.1">
                <text:p>-10.1</text:p>
              </table:table-cell>
              <table:table-cell office:value-type="float" office:value="15778">
                <text:p>15778</text:p>
              </table:table-cell>
              <table:table-cell office:value-type="float" office:value="-8.8">
                <text:p>-8.8</text:p>
              </table:table-cell>
              <table:table-cell office:value-type="float" office:value="12400">
                <text:p>12400</text:p>
              </table:table-cell>
              <table:table-cell office:value-type="float" office:value="-21.2">
                <text:p>-21.2</text:p>
              </table:table-cell>
              <table:table-cell office:value-type="float" office:value="12400">
                <text:p>12400</text:p>
              </table:table-cell>
              <table:table-cell office:value-type="float" office:value="-21.2">
                <text:p>-21.2</text:p>
              </table:table-cell>
              <table:table-cell office:value-type="float" office:value="15910">
                <text:p>15910</text:p>
              </table:table-cell>
              <table:table-cell office:value-type="float" office:value="-23.1">
                <text:p>-23.1</text:p>
              </table:table-cell>
              <table:table-cell office:value-type="float" office:value="17850">
                <text:p>17850</text:p>
              </table:table-cell>
              <table:table-cell office:value-type="float" office:value="-23.6">
                <text:p>-23.6</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8806">
                <text:p>18806</text:p>
              </table:table-cell>
              <table:table-cell office:value-type="float" office:value="-26">
                <text:p>-26</text:p>
              </table:table-cell>
              <table:table-cell office:value-type="float" office:value="NaN">
                <text:p>NaN</text:p>
              </table:table-cell>
              <table:table-cell office:value-type="float" office:value="NaN">
                <text:p>NaN</text:p>
              </table:table-cell>
              <table:table-cell office:value-type="float" office:value="17700">
                <text:p>17700</text:p>
              </table:table-cell>
              <table:table-cell office:value-type="float" office:value="-9.5">
                <text:p>-9.5</text:p>
              </table:table-cell>
              <table:table-cell office:value-type="float" office:value="17780">
                <text:p>17780</text:p>
              </table:table-cell>
              <table:table-cell office:value-type="float" office:value="-24.4">
                <text:p>-24.4</text:p>
              </table:table-cell>
              <table:table-cell office:value-type="float" office:value="17780">
                <text:p>17780</text:p>
              </table:table-cell>
              <table:table-cell office:value-type="float" office:value="-24.4">
                <text:p>-24.4</text:p>
              </table:table-cell>
              <table:table-cell office:value-type="float" office:value="19680">
                <text:p>19680</text:p>
              </table:table-cell>
              <table:table-cell office:value-type="float" office:value="-25">
                <text:p>-25</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1/meta.xml><?xml version="1.0" encoding="utf-8"?>
<office:document-meta xmlns:grddl="http://www.w3.org/2003/g/data-view#" xmlns:meta="urn:oasis:names:tc:opendocument:xmlns:meta:1.0" xmlns:dc="http://purl.org/dc/elements/1.1/" xmlns:chartooo="http://openoffice.org/2010/chart" xmlns:xlink="http://www.w3.org/1999/xlink" xmlns:ooo="http://openoffice.org/2004/office" xmlns:office="urn:oasis:names:tc:opendocument:xmlns:office:1.0" office:version="1.3">
  <office:meta>
    <meta:generator>LibreOffice/7.4.7.2$Linux_X86_64 LibreOffice_project/40$Build-2</meta:generator>
  </office:meta>
</office:document-meta>
</file>

<file path=Object 1/styles.xml><?xml version="1.0" encoding="utf-8"?>
<office:document-styles xmlns:css3t="http://www.w3.org/TR/css3-text/" xmlns:grddl="http://www.w3.org/2003/g/data-view#" xmlns:xhtml="http://www.w3.org/1999/xhtml" xmlns:dom="http://www.w3.org/2001/xml-events" xmlns:office="urn:oasis:names:tc:opendocument:xmlns:office:1.0" xmlns:ooo="http://openoffice.org/2004/office" xmlns:chartooo="http://openoffice.org/2010/chart" xmlns:fo="urn:oasis:names:tc:opendocument:xmlns:xsl-fo-compatible:1.0" xmlns:style="urn:oasis:names:tc:opendocument:xmlns:style:1.0" xmlns:ooow="http://openoffice.org/2004/writer" xmlns:xlink="http://www.w3.org/1999/xlink" xmlns:drawooo="http://openoffice.org/2010/draw"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loext="urn:org:documentfoundation:names:experimental:office:xmlns:loext:1.0" xmlns:oooc="http://openoffice.org/2004/calc" xmlns:dc="http://purl.org/dc/elements/1.1/" xmlns:calcext="urn:org:documentfoundation:names:experimental:calc:xmlns:calcext:1.0" xmlns:number="urn:oasis:names:tc:opendocument:xmlns:datastyle:1.0" xmlns:field="urn:openoffice:names:experimental:ooo-ms-interop:xmlns:field:1.0" xmlns:script="urn:oasis:names:tc:opendocument:xmlns:script:1.0" office:version="1.3">
  <office:styles/>
</office:document-styles>
</file>

<file path=Object 2/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chartooo="http://openoffice.org/2010/chart"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0">
      <style:chart-properties chart:display-label="true" chart:logarithmic="true" chart:reverse-direction="false" text:line-break="false" loext:try-staggering-first="false" chart:link-data-style-to-source="true" loext:major-origin="0.5"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graphic-properties svg:stroke-color="#b3b3b3"/>
    </style:style>
    <style:style style:name="ch8" style:family="chart" style:data-style-name="N0">
      <style:chart-properties chart:display-label="true" chart:logarithmic="false" chart:origin="0"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data-style-name="N0">
      <style:chart-properties chart:symbol-type="named-symbol" chart:symbol-name="circle" chart:symbol-width="0.25cm" chart:symbol-height="0.25cm" chart:link-data-style-to-source="true"/>
      <style:graphic-properties svg:stroke-width="0.08cm" svg:stroke-color="#4b1f6f" draw:fill-color="#4b1f6f"/>
      <style:text-properties fo:font-size="10pt" style:font-size-asian="10pt" style:font-size-complex="10pt"/>
    </style:style>
    <style:style style:name="ch11" style:family="chart" style:data-style-name="N0">
      <style:chart-properties chart:symbol-type="named-symbol" chart:symbol-name="diamond" chart:symbol-width="0.25cm" chart:symbol-height="0.25cm" chart:link-data-style-to-source="true"/>
      <style:graphic-properties svg:stroke-width="0.08cm" svg:stroke-color="#ff420e" draw:fill-color="#ff420e"/>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6cm" svg:height="9cm" xlink:href=".." xlink:type="simple" chart:class="chart:scatter" chart:style-name="ch1">
        <chart:title svg:x="3.379cm" svg:y="0.316cm" chart:style-name="ch2">
          <text:p>Output Comparison of Separate Probe Boards</text:p>
        </chart:title>
        <chart:legend chart:legend-position="bottom" svg:x="4.961cm" svg:y="8.401cm" style:legend-expansion="wide" chart:style-name="ch3"/>
        <chart:plot-area chart:style-name="ch4" table:cell-range-address="ProbeGainMeasurements.AA6:ProbeGainMeasurements.AB19 ProbeGainMeasurements.AA3:ProbeGainMeasurements.AA3 ProbeGainMeasurements.D3:ProbeGainMeasurements.D3 ProbeGainMeasurements.E6:ProbeGainMeasurements.E19" chart:data-source-has-labels="row" svg:x="1.331cm" svg:y="1.275cm" svg:width="14.349cm" svg:height="5.781cm">
          <chart:coordinate-region svg:x="2.058cm" svg:y="1.474cm" svg:width="13.065cm" svg:height="5.383cm"/>
          <chart:axis chart:dimension="x" chart:name="primary-x" chart:style-name="ch5">
            <chart:title svg:x="7.68cm" svg:y="7.236cm" chart:style-name="ch6">
              <text:p>Frequency</text:p>
            </chart:title>
            <chart:grid chart:style-name="ch7" chart:class="major"/>
          </chart:axis>
          <chart:axis chart:dimension="y" chart:name="primary-y" chart:style-name="ch8">
            <chart:title svg:x="0.451cm" svg:y="5.439cm" chart:style-name="ch9">
              <text:p>Magnitude (dBV)</text:p>
            </chart:title>
            <chart:grid chart:style-name="ch7" chart:class="major"/>
          </chart:axis>
          <chart:series chart:style-name="ch10" chart:values-cell-range-address="ProbeGainMeasurements.AB6:ProbeGainMeasurements.AB19" chart:label-cell-address="ProbeGainMeasurements.AA3:ProbeGainMeasurements.AA3" chart:class="chart:scatter">
            <chart:domain table:cell-range-address="ProbeGainMeasurements.AA6:ProbeGainMeasurements.AA19"/>
            <chart:data-point chart:repeated="14"/>
          </chart:series>
          <chart:series chart:style-name="ch11" chart:values-cell-range-address="ProbeGainMeasurements.E6:ProbeGainMeasurements.E19" chart:label-cell-address="ProbeGainMeasurements.D3:ProbeGainMeasurements.D3" chart:class="chart:scatter">
            <chart:domain table:cell-range-address="ProbeGainMeasurements.D6:ProbeGainMeasurements.D19"/>
            <chart:data-point chart:repeated="14"/>
          </chart:series>
          <chart:wall chart:style-name="ch12"/>
          <chart:floor chart:style-name="ch13"/>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olumn AA</text:p>
              </table:table-cell>
              <table:table-cell office:value-type="string">
                <text:p>Board 3 03/27/24</text:p>
                <draw:g>
                  <svg:desc>ProbeGainMeasurements.AA3:ProbeGainMeasurements.AA3</svg:desc>
                </draw:g>
              </table:table-cell>
              <table:table-cell office:value-type="string">
                <text:p>Column D</text:p>
              </table:table-cell>
              <table:table-cell office:value-type="string">
                <text:p>Board 3</text:p>
                <draw:g>
                  <svg:desc>ProbeGainMeasurements.D3:ProbeGainMeasurements.D3</svg:desc>
                </draw:g>
              </table:table-cell>
            </table:table-row>
          </table:table-header-rows>
          <table:table-rows>
            <table:table-row>
              <table:table-cell office:value-type="string">
                <text:p>1</text:p>
              </table:table-cell>
              <table:table-cell office:value-type="float" office:value="100">
                <text:p>100</text:p>
                <draw:g>
                  <svg:desc>ProbeGainMeasurements.AA6:ProbeGainMeasurements.AA19</svg:desc>
                </draw:g>
              </table:table-cell>
              <table:table-cell office:value-type="float" office:value="-7.1">
                <text:p>-7.1</text:p>
                <draw:g>
                  <svg:desc>ProbeGainMeasurements.AB6:ProbeGainMeasurements.AB19</svg:desc>
                </draw:g>
              </table:table-cell>
              <table:table-cell office:value-type="float" office:value="150">
                <text:p>150</text:p>
                <draw:g>
                  <svg:desc>ProbeGainMeasurements.D6:ProbeGainMeasurements.D19</svg:desc>
                </draw:g>
              </table:table-cell>
              <table:table-cell office:value-type="float" office:value="-7.1">
                <text:p>-7.1</text:p>
                <draw:g>
                  <svg:desc>ProbeGainMeasurements.E6:ProbeGainMeasurements.E19</svg:desc>
                </draw:g>
              </table:table-cell>
            </table:table-row>
            <table:table-row>
              <table:table-cell office:value-type="string">
                <text:p>2</text:p>
              </table:table-cell>
              <table:table-cell office:value-type="float" office:value="427">
                <text:p>427</text:p>
              </table:table-cell>
              <table:table-cell office:value-type="float" office:value="-7.1">
                <text:p>-7.1</text:p>
              </table:table-cell>
              <table:table-cell office:value-type="float" office:value="190">
                <text:p>190</text:p>
              </table:table-cell>
              <table:table-cell office:value-type="float" office:value="-7.1">
                <text:p>-7.1</text:p>
              </table:table-cell>
            </table:table-row>
            <table:table-row>
              <table:table-cell office:value-type="string">
                <text:p>3</text:p>
              </table:table-cell>
              <table:table-cell office:value-type="float" office:value="710">
                <text:p>710</text:p>
              </table:table-cell>
              <table:table-cell office:value-type="float" office:value="-7.3">
                <text:p>-7.3</text:p>
              </table:table-cell>
              <table:table-cell office:value-type="float" office:value="310">
                <text:p>310</text:p>
              </table:table-cell>
              <table:table-cell office:value-type="float" office:value="-7.1">
                <text:p>-7.1</text:p>
              </table:table-cell>
            </table:table-row>
            <table:table-row>
              <table:table-cell office:value-type="string">
                <text:p>4</text:p>
              </table:table-cell>
              <table:table-cell office:value-type="float" office:value="984">
                <text:p>984</text:p>
              </table:table-cell>
              <table:table-cell office:value-type="float" office:value="-7.6">
                <text:p>-7.6</text:p>
              </table:table-cell>
              <table:table-cell office:value-type="float" office:value="420">
                <text:p>420</text:p>
              </table:table-cell>
              <table:table-cell office:value-type="float" office:value="-7.1">
                <text:p>-7.1</text:p>
              </table:table-cell>
            </table:table-row>
            <table:table-row>
              <table:table-cell office:value-type="string">
                <text:p>5</text:p>
              </table:table-cell>
              <table:table-cell office:value-type="float" office:value="1434">
                <text:p>1434</text:p>
              </table:table-cell>
              <table:table-cell office:value-type="float" office:value="-8.1">
                <text:p>-8.1</text:p>
              </table:table-cell>
              <table:table-cell office:value-type="float" office:value="610">
                <text:p>610</text:p>
              </table:table-cell>
              <table:table-cell office:value-type="float" office:value="-7.3">
                <text:p>-7.3</text:p>
              </table:table-cell>
            </table:table-row>
            <table:table-row>
              <table:table-cell office:value-type="string">
                <text:p>6</text:p>
              </table:table-cell>
              <table:table-cell office:value-type="float" office:value="1862">
                <text:p>1862</text:p>
              </table:table-cell>
              <table:table-cell office:value-type="float" office:value="-8.8">
                <text:p>-8.8</text:p>
              </table:table-cell>
              <table:table-cell office:value-type="float" office:value="880">
                <text:p>880</text:p>
              </table:table-cell>
              <table:table-cell office:value-type="float" office:value="-7.5">
                <text:p>-7.5</text:p>
              </table:table-cell>
            </table:table-row>
            <table:table-row>
              <table:table-cell office:value-type="string">
                <text:p>7</text:p>
              </table:table-cell>
              <table:table-cell office:value-type="float" office:value="2228">
                <text:p>2228</text:p>
              </table:table-cell>
              <table:table-cell office:value-type="float" office:value="-9.3">
                <text:p>-9.3</text:p>
              </table:table-cell>
              <table:table-cell office:value-type="float" office:value="1260">
                <text:p>1260</text:p>
              </table:table-cell>
              <table:table-cell office:value-type="float" office:value="-8">
                <text:p>-8</text:p>
              </table:table-cell>
            </table:table-row>
            <table:table-row>
              <table:table-cell office:value-type="string">
                <text:p>8</text:p>
              </table:table-cell>
              <table:table-cell office:value-type="float" office:value="3609">
                <text:p>3609</text:p>
              </table:table-cell>
              <table:table-cell office:value-type="float" office:value="-11.3">
                <text:p>-11.3</text:p>
              </table:table-cell>
              <table:table-cell office:value-type="float" office:value="1790">
                <text:p>1790</text:p>
              </table:table-cell>
              <table:table-cell office:value-type="float" office:value="-8.9">
                <text:p>-8.9</text:p>
              </table:table-cell>
            </table:table-row>
            <table:table-row>
              <table:table-cell office:value-type="string">
                <text:p>9</text:p>
              </table:table-cell>
              <table:table-cell office:value-type="float" office:value="6065">
                <text:p>6065</text:p>
              </table:table-cell>
              <table:table-cell office:value-type="float" office:value="-14.5">
                <text:p>-14.5</text:p>
              </table:table-cell>
              <table:table-cell office:value-type="float" office:value="2590">
                <text:p>2590</text:p>
              </table:table-cell>
              <table:table-cell office:value-type="float" office:value="-10.2">
                <text:p>-10.2</text:p>
              </table:table-cell>
            </table:table-row>
            <table:table-row>
              <table:table-cell office:value-type="string">
                <text:p>10</text:p>
              </table:table-cell>
              <table:table-cell office:value-type="float" office:value="8118">
                <text:p>8118</text:p>
              </table:table-cell>
              <table:table-cell office:value-type="float" office:value="-16.8">
                <text:p>-16.8</text:p>
              </table:table-cell>
              <table:table-cell office:value-type="float" office:value="5340">
                <text:p>5340</text:p>
              </table:table-cell>
              <table:table-cell office:value-type="float" office:value="-14.3">
                <text:p>-14.3</text:p>
              </table:table-cell>
            </table:table-row>
            <table:table-row>
              <table:table-cell office:value-type="string">
                <text:p>11</text:p>
              </table:table-cell>
              <table:table-cell office:value-type="float" office:value="10544">
                <text:p>10544</text:p>
              </table:table-cell>
              <table:table-cell office:value-type="float" office:value="-19.3">
                <text:p>-19.3</text:p>
              </table:table-cell>
              <table:table-cell office:value-type="float" office:value="7710">
                <text:p>7710</text:p>
              </table:table-cell>
              <table:table-cell office:value-type="float" office:value="-17.1">
                <text:p>-17.1</text:p>
              </table:table-cell>
            </table:table-row>
            <table:table-row>
              <table:table-cell office:value-type="string">
                <text:p>12</text:p>
              </table:table-cell>
              <table:table-cell office:value-type="float" office:value="12222">
                <text:p>12222</text:p>
              </table:table-cell>
              <table:table-cell office:value-type="float" office:value="-20.9">
                <text:p>-20.9</text:p>
              </table:table-cell>
              <table:table-cell office:value-type="float" office:value="11100">
                <text:p>11100</text:p>
              </table:table-cell>
              <table:table-cell office:value-type="float" office:value="-20.2">
                <text:p>-20.2</text:p>
              </table:table-cell>
            </table:table-row>
            <table:table-row>
              <table:table-cell office:value-type="string">
                <text:p>13</text:p>
              </table:table-cell>
              <table:table-cell office:value-type="float" office:value="15450">
                <text:p>15450</text:p>
              </table:table-cell>
              <table:table-cell office:value-type="float" office:value="-23.5">
                <text:p>-23.5</text:p>
              </table:table-cell>
              <table:table-cell office:value-type="float" office:value="15910">
                <text:p>15910</text:p>
              </table:table-cell>
              <table:table-cell office:value-type="float" office:value="-23.1">
                <text:p>-23.1</text:p>
              </table:table-cell>
            </table:table-row>
            <table:table-row>
              <table:table-cell office:value-type="string">
                <text:p>14</text:p>
              </table:table-cell>
              <table:table-cell office:value-type="float" office:value="18806">
                <text:p>18806</text:p>
              </table:table-cell>
              <table:table-cell office:value-type="float" office:value="-26">
                <text:p>-26</text:p>
              </table:table-cell>
              <table:table-cell office:value-type="float" office:value="19680">
                <text:p>19680</text:p>
              </table:table-cell>
              <table:table-cell office:value-type="float" office:value="-25">
                <text:p>-25</text:p>
              </table:table-cell>
            </table:table-row>
          </table:table-rows>
        </table:table>
      </chart:chart>
    </office:chart>
  </office:body>
</office:document-content>
</file>

<file path=Object 2/meta.xml><?xml version="1.0" encoding="utf-8"?>
<office:document-meta xmlns:grddl="http://www.w3.org/2003/g/data-view#" xmlns:meta="urn:oasis:names:tc:opendocument:xmlns:meta:1.0" xmlns:dc="http://purl.org/dc/elements/1.1/" xmlns:chartooo="http://openoffice.org/2010/chart" xmlns:xlink="http://www.w3.org/1999/xlink" xmlns:ooo="http://openoffice.org/2004/office" xmlns:office="urn:oasis:names:tc:opendocument:xmlns:office:1.0" office:version="1.3">
  <office:meta>
    <meta:generator>LibreOffice/7.4.7.2$Linux_X86_64 LibreOffice_project/40$Build-2</meta:generator>
  </office:meta>
</office:document-meta>
</file>

<file path=Object 2/styles.xml><?xml version="1.0" encoding="utf-8"?>
<office:document-styles xmlns:css3t="http://www.w3.org/TR/css3-text/" xmlns:grddl="http://www.w3.org/2003/g/data-view#" xmlns:xhtml="http://www.w3.org/1999/xhtml" xmlns:dom="http://www.w3.org/2001/xml-events" xmlns:office="urn:oasis:names:tc:opendocument:xmlns:office:1.0" xmlns:ooo="http://openoffice.org/2004/office" xmlns:chartooo="http://openoffice.org/2010/chart" xmlns:fo="urn:oasis:names:tc:opendocument:xmlns:xsl-fo-compatible:1.0" xmlns:style="urn:oasis:names:tc:opendocument:xmlns:style:1.0" xmlns:ooow="http://openoffice.org/2004/writer" xmlns:xlink="http://www.w3.org/1999/xlink" xmlns:drawooo="http://openoffice.org/2010/draw"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loext="urn:org:documentfoundation:names:experimental:office:xmlns:loext:1.0" xmlns:oooc="http://openoffice.org/2004/calc" xmlns:dc="http://purl.org/dc/elements/1.1/" xmlns:calcext="urn:org:documentfoundation:names:experimental:calc:xmlns:calcext:1.0" xmlns:number="urn:oasis:names:tc:opendocument:xmlns:datastyle:1.0" xmlns:field="urn:openoffice:names:experimental:ooo-ms-interop:xmlns:field:1.0" xmlns:script="urn:oasis:names:tc:opendocument:xmlns:script:1.0" office:version="1.3">
  <office:styles/>
</office:document-styles>
</file>

<file path=Object 3/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chartooo="http://openoffice.org/2010/chart"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32pt" style:font-size-asian="13pt" style:font-size-complex="13pt"/>
    </style:style>
    <style:style style:name="ch3" style:family="chart">
      <style:graphic-properties draw:stroke="none" svg:stroke-color="#b3b3b3" draw:fill="none" draw:fill-color="#e6e6e6"/>
      <style:text-properties fo:font-size="24pt" style:font-size-asian="10pt" style:font-size-complex="10pt"/>
    </style:style>
    <style:style style:name="ch4" style:family="chart">
      <style:chart-properties chart:symbol-type="automatic" chart:include-hidden-cells="false" chart:treat-empty-cells="ignore" chart:right-angled-axes="true"/>
    </style:style>
    <style:style style:name="ch5" style:family="chart" style:data-style-name="N0">
      <style:chart-properties chart:display-label="true" chart:logarithmic="true" chart:origin="0" chart:reverse-direction="false" text:line-break="false" loext:try-staggering-first="false" chart:link-data-style-to-source="true" loext:major-origin="0.5" chart:axis-position="start"/>
      <style:graphic-properties svg:stroke-color="#b3b3b3"/>
      <style:text-properties fo:font-size="18pt" style:font-size-asian="10pt" style:font-size-complex="10pt"/>
    </style:style>
    <style:style style:name="ch6" style:family="chart">
      <style:chart-properties chart:auto-position="true" style:rotation-angle="0"/>
      <style:text-properties fo:font-size="24pt" style:font-size-asian="9pt" style:font-size-complex="9pt"/>
    </style:style>
    <style:style style:name="ch7" style:family="chart">
      <style:graphic-properties svg:stroke-color="#b3b3b3"/>
    </style:style>
    <style:style style:name="ch8" style:family="chart" style:data-style-name="N0">
      <style:chart-properties chart:display-label="true" chart:logarithmic="false" chart:origin="0" chart:reverse-direction="false" text:line-break="false" loext:try-staggering-first="false" chart:link-data-style-to-source="true" chart:axis-position="0"/>
      <style:graphic-properties svg:stroke-color="#b3b3b3"/>
      <style:text-properties fo:font-size="18pt" style:font-size-asian="10pt" style:font-size-complex="10pt"/>
    </style:style>
    <style:style style:name="ch9" style:family="chart">
      <style:chart-properties chart:auto-position="true" style:rotation-angle="90"/>
      <style:text-properties fo:font-size="24pt" style:font-size-asian="9pt" style:font-size-complex="9pt"/>
    </style:style>
    <style:style style:name="ch10" style:family="chart" style:data-style-name="N0">
      <style:chart-properties chart:symbol-type="named-symbol" chart:symbol-name="arrow-up" chart:symbol-width="0.25cm" chart:symbol-height="0.25cm" chart:link-data-style-to-source="true"/>
      <style:graphic-properties svg:stroke-width="0.08cm" svg:stroke-color="#579d1c" draw:fill-color="#579d1c"/>
      <style:text-properties fo:font-size="10pt" style:font-size-asian="10pt" style:font-size-complex="10pt"/>
    </style:style>
    <style:style style:name="ch11" style:family="chart" style:data-style-name="N0">
      <style:chart-properties chart:symbol-type="named-symbol" chart:symbol-name="arrow-left" chart:symbol-width="0.25cm" chart:symbol-height="0.25cm" chart:link-data-style-to-source="true"/>
      <style:graphic-properties svg:stroke-width="0.08cm" svg:stroke-color="#83caff" draw:fill-color="#83caff"/>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37.222cm" svg:height="19.801cm" xlink:href=".." xlink:type="simple" chart:class="chart:scatter" chart:style-name="ch1">
        <chart:title svg:x="3.763cm" svg:y="0.531cm" chart:style-name="ch2">
          <text:p>Gain Comparison of Multiple Probe Boards and Revisions</text:p>
        </chart:title>
        <chart:legend chart:legend-position="bottom" svg:x="10.365cm" svg:y="15.754cm" style:legend-expansion="custom" svg:width="18.714cm" svg:height="1.27cm" style:legend-expansion-aspect-ratio="14.7354330708661" chart:style-name="ch3"/>
        <chart:plot-area chart:style-name="ch4" table:cell-range-address="ProbeGainMeasurements.J6:ProbeGainMeasurements.J19 ProbeGainMeasurements.L6:ProbeGainMeasurements.L19 ProbeGainMeasurements.S6:ProbeGainMeasurements.S18" chart:data-source-has-labels="row" svg:x="2.877cm" svg:y="2.846cm" svg:width="33.553cm" svg:height="15.312cm">
          <chart:coordinate-region svg:x="3.816cm" svg:y="3.204cm" svg:width="31.58cm" svg:height="13.99cm"/>
          <chart:axis chart:dimension="x" chart:name="primary-x" chart:style-name="ch5">
            <chart:title svg:x="16.551cm" svg:y="18.34cm" chart:style-name="ch6">
              <text:p>Frequency (Hz)</text:p>
            </chart:title>
            <chart:grid chart:style-name="ch7" chart:class="major"/>
          </chart:axis>
          <chart:axis chart:dimension="y" chart:name="primary-y" chart:style-name="ch8">
            <chart:title svg:x="0.672cm" svg:y="13.578cm" chart:style-name="ch9">
              <text:p>Magnitude (dB)</text:p>
            </chart:title>
            <chart:grid chart:style-name="ch7" chart:class="major"/>
          </chart:axis>
          <chart:series chart:style-name="ch10" chart:values-cell-range-address="ProbeGainMeasurements.L6:ProbeGainMeasurements.L19" loext:label-string="&quot;Revision 1 Hardware&quot;" chart:class="chart:scatter">
            <chart:domain table:cell-range-address="ProbeGainMeasurements.J6:ProbeGainMeasurements.J19"/>
            <chart:data-point chart:repeated="14"/>
          </chart:series>
          <chart:series chart:style-name="ch11" chart:values-cell-range-address="ProbeGainMeasurements.S6:ProbeGainMeasurements.S18" loext:label-string="&quot;Revision 2 Hardware&quot;" chart:class="chart:scatter">
            <chart:domain table:cell-range-address="ProbeGainMeasurements.Q6:ProbeGainMeasurements.Q18"/>
            <chart:data-point chart:repeated="13"/>
          </chart:series>
          <chart:wall chart:style-name="ch12"/>
          <chart:floor chart:style-name="ch13"/>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olumn J</text:p>
              </table:table-cell>
              <table:table-cell office:value-type="string">
                <text:p>Revision 1 Hardware</text:p>
              </table:table-cell>
              <table:table-cell office:value-type="string">
                <text:p>Column Q</text:p>
              </table:table-cell>
              <table:table-cell office:value-type="string">
                <text:p>Revision 2 Hardware</text:p>
              </table:table-cell>
            </table:table-row>
          </table:table-header-rows>
          <table:table-rows>
            <table:table-row>
              <table:table-cell office:value-type="string">
                <text:p>1</text:p>
              </table:table-cell>
              <table:table-cell office:value-type="float" office:value="110">
                <text:p>110</text:p>
                <draw:g>
                  <svg:desc>ProbeGainMeasurements.J6:ProbeGainMeasurements.J19</svg:desc>
                </draw:g>
              </table:table-cell>
              <table:table-cell office:value-type="float" office:value="62.7448566769917">
                <text:p>62.7448566769917</text:p>
                <draw:g>
                  <svg:desc>ProbeGainMeasurements.L6:ProbeGainMeasurements.L19</svg:desc>
                </draw:g>
              </table:table-cell>
              <table:table-cell office:value-type="float" office:value="100">
                <text:p>100</text:p>
                <draw:g>
                  <svg:desc>ProbeGainMeasurements.Q6:ProbeGainMeasurements.Q18</svg:desc>
                </draw:g>
              </table:table-cell>
              <table:table-cell office:value-type="float" office:value="63.1448566769917">
                <text:p>63.1448566769917</text:p>
                <draw:g>
                  <svg:desc>ProbeGainMeasurements.S6:ProbeGainMeasurements.S18</svg:desc>
                </draw:g>
              </table:table-cell>
            </table:table-row>
            <table:table-row>
              <table:table-cell office:value-type="string">
                <text:p>2</text:p>
              </table:table-cell>
              <table:table-cell office:value-type="float" office:value="150">
                <text:p>150</text:p>
              </table:table-cell>
              <table:table-cell office:value-type="float" office:value="62.5448566769917">
                <text:p>62.5448566769917</text:p>
              </table:table-cell>
              <table:table-cell office:value-type="float" office:value="122">
                <text:p>122</text:p>
              </table:table-cell>
              <table:table-cell office:value-type="float" office:value="63.1448566769917">
                <text:p>63.1448566769917</text:p>
              </table:table-cell>
            </table:table-row>
            <table:table-row>
              <table:table-cell office:value-type="string">
                <text:p>3</text:p>
              </table:table-cell>
              <table:table-cell office:value-type="float" office:value="230">
                <text:p>230</text:p>
              </table:table-cell>
              <table:table-cell office:value-type="float" office:value="62.6448566769917">
                <text:p>62.6448566769917</text:p>
              </table:table-cell>
              <table:table-cell office:value-type="float" office:value="244">
                <text:p>244</text:p>
              </table:table-cell>
              <table:table-cell office:value-type="float" office:value="63.2448566769917">
                <text:p>63.2448566769917</text:p>
              </table:table-cell>
            </table:table-row>
            <table:table-row>
              <table:table-cell office:value-type="string">
                <text:p>4</text:p>
              </table:table-cell>
              <table:table-cell office:value-type="float" office:value="340">
                <text:p>340</text:p>
              </table:table-cell>
              <table:table-cell office:value-type="float" office:value="62.4448566769917">
                <text:p>62.4448566769917</text:p>
              </table:table-cell>
              <table:table-cell office:value-type="float" office:value="580">
                <text:p>580</text:p>
              </table:table-cell>
              <table:table-cell office:value-type="float" office:value="63.1448566769917">
                <text:p>63.1448566769917</text:p>
              </table:table-cell>
            </table:table-row>
            <table:table-row>
              <table:table-cell office:value-type="string">
                <text:p>5</text:p>
              </table:table-cell>
              <table:table-cell office:value-type="float" office:value="690">
                <text:p>690</text:p>
              </table:table-cell>
              <table:table-cell office:value-type="float" office:value="62.3448566769917">
                <text:p>62.3448566769917</text:p>
              </table:table-cell>
              <table:table-cell office:value-type="float" office:value="1579">
                <text:p>1579</text:p>
              </table:table-cell>
              <table:table-cell office:value-type="float" office:value="63.0448566769917">
                <text:p>63.0448566769917</text:p>
              </table:table-cell>
            </table:table-row>
            <table:table-row>
              <table:table-cell office:value-type="string">
                <text:p>6</text:p>
              </table:table-cell>
              <table:table-cell office:value-type="float" office:value="990">
                <text:p>990</text:p>
              </table:table-cell>
              <table:table-cell office:value-type="float" office:value="61.8448566769917">
                <text:p>61.8448566769917</text:p>
              </table:table-cell>
              <table:table-cell office:value-type="float" office:value="3326">
                <text:p>3326</text:p>
              </table:table-cell>
              <table:table-cell office:value-type="float" office:value="63.3448566769917">
                <text:p>63.3448566769917</text:p>
              </table:table-cell>
            </table:table-row>
            <table:table-row>
              <table:table-cell office:value-type="string">
                <text:p>7</text:p>
              </table:table-cell>
              <table:table-cell office:value-type="float" office:value="1410">
                <text:p>1410</text:p>
              </table:table-cell>
              <table:table-cell office:value-type="float" office:value="61.4448566769917">
                <text:p>61.4448566769917</text:p>
              </table:table-cell>
              <table:table-cell office:value-type="float" office:value="5142">
                <text:p>5142</text:p>
              </table:table-cell>
              <table:table-cell office:value-type="float" office:value="63.5448566769917">
                <text:p>63.5448566769917</text:p>
              </table:table-cell>
            </table:table-row>
            <table:table-row>
              <table:table-cell office:value-type="string">
                <text:p>8</text:p>
              </table:table-cell>
              <table:table-cell office:value-type="float" office:value="2020">
                <text:p>2020</text:p>
              </table:table-cell>
              <table:table-cell office:value-type="float" office:value="60.6448566769917">
                <text:p>60.6448566769917</text:p>
              </table:table-cell>
              <table:table-cell office:value-type="float" office:value="8530">
                <text:p>8530</text:p>
              </table:table-cell>
              <table:table-cell office:value-type="float" office:value="63.3448566769917">
                <text:p>63.3448566769917</text:p>
              </table:table-cell>
            </table:table-row>
            <table:table-row>
              <table:table-cell office:value-type="string">
                <text:p>9</text:p>
              </table:table-cell>
              <table:table-cell office:value-type="float" office:value="2900">
                <text:p>2900</text:p>
              </table:table-cell>
              <table:table-cell office:value-type="float" office:value="59.1448566769917">
                <text:p>59.1448566769917</text:p>
              </table:table-cell>
              <table:table-cell office:value-type="float" office:value="11795">
                <text:p>11795</text:p>
              </table:table-cell>
              <table:table-cell office:value-type="float" office:value="62.5448566769917">
                <text:p>62.5448566769917</text:p>
              </table:table-cell>
            </table:table-row>
            <table:table-row>
              <table:table-cell office:value-type="string">
                <text:p>10</text:p>
              </table:table-cell>
              <table:table-cell office:value-type="float" office:value="4160">
                <text:p>4160</text:p>
              </table:table-cell>
              <table:table-cell office:value-type="float" office:value="57.2448566769917">
                <text:p>57.2448566769917</text:p>
              </table:table-cell>
              <table:table-cell office:value-type="float" office:value="13733">
                <text:p>13733</text:p>
              </table:table-cell>
              <table:table-cell office:value-type="float" office:value="61.9448566769917">
                <text:p>61.9448566769917</text:p>
              </table:table-cell>
            </table:table-row>
            <table:table-row>
              <table:table-cell office:value-type="string">
                <text:p>11</text:p>
              </table:table-cell>
              <table:table-cell office:value-type="float" office:value="5990">
                <text:p>5990</text:p>
              </table:table-cell>
              <table:table-cell office:value-type="float" office:value="54.8448566769917">
                <text:p>54.8448566769917</text:p>
              </table:table-cell>
              <table:table-cell office:value-type="float" office:value="16556">
                <text:p>16556</text:p>
              </table:table-cell>
              <table:table-cell office:value-type="float" office:value="61.0448566769917">
                <text:p>61.0448566769917</text:p>
              </table:table-cell>
            </table:table-row>
            <table:table-row>
              <table:table-cell office:value-type="string">
                <text:p>12</text:p>
              </table:table-cell>
              <table:table-cell office:value-type="float" office:value="8620">
                <text:p>8620</text:p>
              </table:table-cell>
              <table:table-cell office:value-type="float" office:value="51.8448566769917">
                <text:p>51.8448566769917</text:p>
              </table:table-cell>
              <table:table-cell office:value-type="float" office:value="18219">
                <text:p>18219</text:p>
              </table:table-cell>
              <table:table-cell office:value-type="float" office:value="60.5448566769917">
                <text:p>60.5448566769917</text:p>
              </table:table-cell>
            </table:table-row>
            <table:table-row>
              <table:table-cell office:value-type="string">
                <text:p>13</text:p>
              </table:table-cell>
              <table:table-cell office:value-type="float" office:value="12400">
                <text:p>12400</text:p>
              </table:table-cell>
              <table:table-cell office:value-type="float" office:value="49.0448566769917">
                <text:p>49.0448566769917</text:p>
              </table:table-cell>
              <table:table-cell office:value-type="float" office:value="19402">
                <text:p>19402</text:p>
              </table:table-cell>
              <table:table-cell office:value-type="float" office:value="60.1448566769917">
                <text:p>60.1448566769917</text:p>
              </table:table-cell>
            </table:table-row>
            <table:table-row>
              <table:table-cell office:value-type="string">
                <text:p>14</text:p>
              </table:table-cell>
              <table:table-cell office:value-type="float" office:value="17780">
                <text:p>17780</text:p>
              </table:table-cell>
              <table:table-cell office:value-type="float" office:value="45.8448566769917">
                <text:p>45.8448566769917</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3/meta.xml><?xml version="1.0" encoding="utf-8"?>
<office:document-meta xmlns:grddl="http://www.w3.org/2003/g/data-view#" xmlns:meta="urn:oasis:names:tc:opendocument:xmlns:meta:1.0" xmlns:dc="http://purl.org/dc/elements/1.1/" xmlns:chartooo="http://openoffice.org/2010/chart" xmlns:xlink="http://www.w3.org/1999/xlink" xmlns:ooo="http://openoffice.org/2004/office" xmlns:office="urn:oasis:names:tc:opendocument:xmlns:office:1.0" office:version="1.3">
  <office:meta>
    <meta:generator>LibreOffice/7.4.7.2$Linux_X86_64 LibreOffice_project/40$Build-2</meta:generator>
  </office:meta>
</office:document-meta>
</file>

<file path=Object 3/styles.xml><?xml version="1.0" encoding="utf-8"?>
<office:document-styles xmlns:css3t="http://www.w3.org/TR/css3-text/" xmlns:grddl="http://www.w3.org/2003/g/data-view#" xmlns:xhtml="http://www.w3.org/1999/xhtml" xmlns:dom="http://www.w3.org/2001/xml-events" xmlns:office="urn:oasis:names:tc:opendocument:xmlns:office:1.0" xmlns:ooo="http://openoffice.org/2004/office" xmlns:chartooo="http://openoffice.org/2010/chart" xmlns:fo="urn:oasis:names:tc:opendocument:xmlns:xsl-fo-compatible:1.0" xmlns:style="urn:oasis:names:tc:opendocument:xmlns:style:1.0" xmlns:ooow="http://openoffice.org/2004/writer" xmlns:xlink="http://www.w3.org/1999/xlink" xmlns:drawooo="http://openoffice.org/2010/draw"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loext="urn:org:documentfoundation:names:experimental:office:xmlns:loext:1.0" xmlns:oooc="http://openoffice.org/2004/calc" xmlns:dc="http://purl.org/dc/elements/1.1/" xmlns:calcext="urn:org:documentfoundation:names:experimental:calc:xmlns:calcext:1.0" xmlns:number="urn:oasis:names:tc:opendocument:xmlns:datastyle:1.0" xmlns:field="urn:openoffice:names:experimental:ooo-ms-interop:xmlns:field:1.0" xmlns:script="urn:oasis:names:tc:opendocument:xmlns:script:1.0" office:version="1.3">
  <office:styles/>
</office:document-styles>
</file>